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AA000012C000001ABF7676082E.wmf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draw:stroke="none" draw:fill="none" draw:fill-color="#ccecff" draw:textarea-horizontal-align="justify" draw:textarea-vertical-align="top" draw:auto-grow-height="true" fo:padding-top="0.13cm" fo:padding-bottom="0.13cm" fo:padding-left="0.25cm" fo:padding-right="0.25cm" fo:wrap-option="no-wrap" draw:shadow-color="#010000"/>
    </style:style>
    <style:style style:name="gr2" style:family="graphic">
      <style:graphic-properties draw:stroke="none" draw:fill="none" draw:fill-color="#ccecff" draw:textarea-horizontal-align="justify" draw:textarea-vertical-align="top" draw:auto-grow-height="true" fo:padding-top="0.13cm" fo:padding-bottom="0.13cm" fo:padding-left="0.25cm" fo:padding-right="0.25cm" fo:wrap-option="no-wrap" draw:shadow-offset-x="-0.212cm" draw:shadow-offset-y="-0.212cm" draw:shadow-color="#010000"/>
    </style:style>
    <style:style style:name="gr3" style:family="graphic">
      <style:graphic-properties draw:stroke="solid" svg:stroke-width="0.035cm" svg:stroke-color="#009999" draw:stroke-linejoin="miter" draw:fill="solid" draw:fill-color="#ccecff" draw:textarea-horizontal-align="justify" draw:textarea-vertical-align="middle" draw:auto-grow-height="false" fo:padding-top="0.13cm" fo:padding-bottom="0.13cm" fo:padding-left="0.25cm" fo:padding-right="0.25cm" fo:wrap-option="no-wrap" draw:shadow-color="#010000"/>
    </style:style>
    <style:style style:name="gr4" style:family="graphic">
      <style:graphic-properties draw:stroke="solid" svg:stroke-width="0.035cm" svg:stroke-color="#009999" draw:stroke-linejoin="miter" draw:fill="solid" draw:fill-color="#ccecff" draw:textarea-horizontal-align="left" draw:textarea-vertical-align="middle" draw:auto-grow-height="false" fo:padding-top="0.13cm" fo:padding-bottom="0.13cm" fo:padding-left="0.25cm" fo:padding-right="0.25cm" fo:wrap-option="no-wrap" draw:shadow-color="#010000"/>
    </style:style>
    <style:style style:name="gr5" style:family="graphic">
      <style:graphic-properties draw:stroke="solid" svg:stroke-width="0.035cm" svg:stroke-color="#333300" draw:stroke-linejoin="miter" draw:fill="none" draw:fill-color="#ccecff" draw:textarea-horizontal-align="left" draw:textarea-vertical-align="middle" draw:auto-grow-height="false" fo:padding-top="0.13cm" fo:padding-bottom="0.13cm" fo:padding-left="0.25cm" fo:padding-right="0.25cm" fo:wrap-option="no-wrap" draw:shadow-color="#010000"/>
    </style:style>
    <style:style style:name="gr6" style:family="graphic">
      <style:graphic-properties draw:stroke="solid" svg:stroke-width="0.035cm" svg:stroke-color="#010000" draw:stroke-linejoin="miter" draw:fill="none" draw:fill-color="#ccecff" draw:textarea-horizontal-align="left" draw:textarea-vertical-align="middle" draw:auto-grow-height="false" fo:padding-top="0.13cm" fo:padding-bottom="0.13cm" fo:padding-left="0.25cm" fo:padding-right="0.25cm" fo:wrap-option="no-wrap" draw:shadow-color="#010000"/>
    </style:style>
    <style:style style:name="gr7" style:family="graphic">
      <style:graphic-properties draw:stroke="none" draw:fill="none" draw:fill-color="#ccecff" draw:textarea-horizontal-align="justify" draw:textarea-vertical-align="top" draw:auto-grow-height="true" fo:padding-top="0.13cm" fo:padding-bottom="0.13cm" fo:padding-left="0.25cm" fo:padding-right="0.25cm" fo:wrap-option="wrap" draw:shadow-color="#010000"/>
    </style:style>
    <style:style style:name="gr8" style:family="graphic">
      <style:graphic-properties draw:stroke="solid" svg:stroke-width="0.035cm" svg:stroke-color="#01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10000"/>
    </style:style>
    <style:style style:name="gr9" style:family="graphic" style:parent-style-name="standard">
      <style:graphic-properties draw:stroke="none" draw:fill="none" draw:fill-color="#ccecff" draw:textarea-horizontal-align="left" draw:textarea-vertical-align="top" draw:auto-grow-height="false" fo:padding-top="0.13cm" fo:padding-bottom="0.13cm" fo:padding-left="0.25cm" fo:padding-right="0.25cm" fo:wrap-option="wrap" draw:shadow-color="#01000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visible-area-left="0cm" draw:visible-area-top="0cm" draw:visible-area-width="16.485cm" draw:visible-area-height="16.534cm" draw:ole-draw-aspect="1"/>
    </style:style>
    <style:style style:name="gr11" style:family="graphic" style:parent-style-name="standard">
      <style:graphic-properties draw:ole-draw-aspect="1" style:protect="size"/>
    </style:style>
    <style:style style:name="gr12" style:family="graphic">
      <style:graphic-properties draw:visible-area-left="0cm" draw:visible-area-top="0cm" draw:visible-area-width="14.474cm" draw:visible-area-height="7.698cm" draw:ole-draw-aspect="1"/>
    </style:style>
    <style:style style:name="gr13" style:family="graphic">
      <style:graphic-properties draw:stroke="none" draw:fill="none" draw:fill-color="#ccecff" draw:textarea-horizontal-align="justify" draw:textarea-vertical-align="top" draw:auto-grow-height="false" draw:fit-to-size="shrink-to-fit" fo:padding-top="0.128cm" fo:padding-bottom="0.128cm" fo:padding-left="0.256cm" fo:padding-right="0.256cm" fo:wrap-option="wrap"/>
    </style:style>
    <style:style style:name="pr1" style:family="presentation" style:parent-style-name="Title1-title">
      <style:graphic-properties draw:stroke="none" draw:fill="none" draw:fill-color="#ccecff" draw:textarea-horizontal-align="justify" draw:textarea-vertical-align="bottom" draw:auto-grow-height="true" draw:auto-grow-width="false" fo:min-height="3.132cm" fo:min-width="0cm" fo:padding-top="0.128cm" fo:padding-bottom="0.128cm" fo:padding-left="0.256cm" fo:padding-right="0.256cm" fo:wrap-option="wrap"/>
    </style:style>
    <style:style style:name="pr2" style:family="presentation" style:parent-style-name="Title1-subtitle">
      <style:graphic-properties draw:stroke="none" draw:fill="none" draw:fill-color="#ccecff" draw:textarea-horizontal-align="justify" draw:textarea-vertical-align="top" draw:auto-grow-height="true" draw:auto-grow-width="false" fo:min-height="9.905cm" fo:min-width="0cm" fo:padding-top="0.128cm" fo:padding-bottom="0.128cm" fo:padding-left="0.256cm" fo:padding-right="0.256cm" fo:wrap-option="wrap"/>
    </style:style>
    <style:style style:name="pr3" style:family="presentation" style:parent-style-name="Title1-notes">
      <style:graphic-properties draw:stroke="none" draw:fill="none" draw:fill-color="#00cc99" draw:auto-grow-height="true" fo:min-height="11.984cm" draw:shadow-color="#808080"/>
    </style:style>
    <style:style style:name="pr4" style:family="presentation" style:parent-style-name="Default-title">
      <style:graphic-properties draw:stroke="none" draw:fill="none" draw:fill-color="#ccecff" draw:textarea-horizontal-align="justify" draw:textarea-vertical-align="middle" draw:auto-grow-height="true" draw:auto-grow-width="false" fo:min-height="2.418cm" fo:min-width="0cm" fo:padding-top="0.128cm" fo:padding-bottom="0.128cm" fo:padding-left="0.256cm" fo:padding-right="0.256cm" fo:wrap-option="wrap"/>
    </style:style>
    <style:style style:name="pr5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13.504cm" fo:min-width="0cm" fo:padding-top="0.128cm" fo:padding-bottom="0.128cm" fo:padding-left="0.256cm" fo:padding-right="0.256cm" fo:wrap-option="wrap"/>
    </style:style>
    <style:style style:name="pr6" style:family="presentation" style:parent-style-name="Default-notes">
      <style:graphic-properties draw:stroke="none" draw:fill="none" draw:fill-color="#00cc99" draw:auto-grow-height="true" fo:min-height="11.984cm" draw:shadow-color="#808080"/>
    </style:style>
    <style:style style:name="pr7" style:family="presentation" style:parent-style-name="Default-title">
      <style:graphic-properties draw:stroke="none" draw:fill="none" draw:fill-color="#ccecff" draw:textarea-horizontal-align="justify" draw:textarea-vertical-align="middle" draw:auto-grow-height="true" draw:auto-grow-width="false" fo:min-height="2.074cm" fo:min-width="0cm" fo:padding-top="0.128cm" fo:padding-bottom="0.128cm" fo:padding-left="0.256cm" fo:padding-right="0.256cm" fo:wrap-option="wrap"/>
    </style:style>
    <style:style style:name="pr8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15.197cm" fo:min-width="0cm" fo:padding-top="0.128cm" fo:padding-bottom="0.128cm" fo:padding-left="0.256cm" fo:padding-right="0.256cm" fo:wrap-option="wrap"/>
    </style:style>
    <style:style style:name="pr9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12.022cm" fo:min-width="0cm" fo:padding-top="0.128cm" fo:padding-bottom="0.128cm" fo:padding-left="0.256cm" fo:padding-right="0.256cm" fo:wrap-option="wrap"/>
    </style:style>
    <style:style style:name="pr10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14.773cm" fo:min-width="0cm" fo:padding-top="0.128cm" fo:padding-bottom="0.128cm" fo:padding-left="0.256cm" fo:padding-right="0.256cm" fo:wrap-option="wrap"/>
    </style:style>
    <style:style style:name="pr11" style:family="presentation" style:parent-style-name="Default-title">
      <style:graphic-properties draw:stroke="none" draw:fill="none" draw:fill-color="#ccecff" draw:textarea-horizontal-align="justify" draw:textarea-vertical-align="middle" draw:auto-grow-height="true" draw:auto-grow-width="false" fo:min-height="2.016cm" fo:min-width="0cm" fo:padding-top="0.128cm" fo:padding-bottom="0.128cm" fo:padding-left="0.256cm" fo:padding-right="0.256cm" fo:wrap-option="wrap"/>
    </style:style>
    <style:style style:name="pr12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4.19cm" fo:min-width="0cm" fo:padding-top="0.128cm" fo:padding-bottom="0.128cm" fo:padding-left="0.256cm" fo:padding-right="0.256cm" fo:wrap-option="wrap"/>
    </style:style>
    <style:style style:name="pr13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7.577cm" fo:min-width="0cm" fo:padding-top="0.128cm" fo:padding-bottom="0.128cm" fo:padding-left="0.256cm" fo:padding-right="0.256cm" fo:wrap-option="wrap"/>
    </style:style>
    <style:style style:name="pr14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8.423cm" fo:min-width="0cm" fo:padding-top="0.128cm" fo:padding-bottom="0.128cm" fo:padding-left="0.256cm" fo:padding-right="0.256cm" fo:wrap-option="wrap"/>
    </style:style>
    <style:style style:name="pr15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10.329cm" fo:min-width="0cm" fo:padding-top="0.128cm" fo:padding-bottom="0.128cm" fo:padding-left="0.256cm" fo:padding-right="0.256cm" fo:wrap-option="wrap"/>
    </style:style>
    <style:style style:name="pr16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12.021cm" fo:min-width="0cm" fo:padding-top="0.128cm" fo:padding-bottom="0.128cm" fo:padding-left="0.256cm" fo:padding-right="0.256cm" fo:wrap-option="wrap"/>
    </style:style>
    <style:style style:name="pr17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14.562cm" fo:min-width="0cm" fo:padding-top="0.128cm" fo:padding-bottom="0.128cm" fo:padding-left="0.256cm" fo:padding-right="0.256cm" fo:wrap-option="wrap"/>
    </style:style>
    <style:style style:name="pr18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12.657cm" fo:min-width="0cm" fo:padding-top="0.128cm" fo:padding-bottom="0.128cm" fo:padding-left="0.256cm" fo:padding-right="0.256cm" fo:wrap-option="wrap"/>
    </style:style>
    <style:style style:name="pr19" style:family="presentation" style:parent-style-name="Default-title">
      <style:graphic-properties draw:stroke="none" draw:fill="none" draw:fill-color="#ccec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/>
    </style:style>
    <style:style style:name="pr20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13.08cm" fo:min-width="0cm" fo:padding-top="0.128cm" fo:padding-bottom="0.128cm" fo:padding-left="0.256cm" fo:padding-right="0.256cm" fo:wrap-option="wrap"/>
    </style:style>
    <style:style style:name="pr21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984cm" fo:padding-top="0.013cm" fo:padding-bottom="0.013cm" fo:padding-left="0.013cm" fo:padding-right="0.013cm"/>
    </style:style>
    <style:style style:name="pr22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11.682cm" fo:min-width="0cm" fo:padding-top="0.128cm" fo:padding-bottom="0.128cm" fo:padding-left="0.256cm" fo:padding-right="0.256cm" fo:wrap-option="wrap"/>
    </style:style>
    <style:style style:name="pr23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13.292cm" fo:min-width="0cm" fo:padding-top="0.128cm" fo:padding-bottom="0.128cm" fo:padding-left="0.256cm" fo:padding-right="0.256cm" fo:wrap-option="wrap"/>
    </style:style>
    <style:style style:name="pr24" style:family="presentation" style:parent-style-name="Default-title">
      <style:graphic-properties draw:stroke="none" draw:fill="none" draw:fill-color="#ccecff" draw:textarea-horizontal-align="justify" draw:textarea-vertical-align="middle" draw:auto-grow-height="true" draw:auto-grow-width="false" fo:min-height="1.65cm" fo:min-width="0cm" fo:padding-top="0.128cm" fo:padding-bottom="0.128cm" fo:padding-left="0.256cm" fo:padding-right="0.256cm" fo:wrap-option="wrap"/>
    </style:style>
    <style:style style:name="pr25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13.503cm" fo:min-width="0cm" fo:padding-top="0.128cm" fo:padding-bottom="0.128cm" fo:padding-left="0.256cm" fo:padding-right="0.256cm" fo:wrap-option="wrap"/>
    </style:style>
    <style:style style:name="pr26" style:family="presentation" style:parent-style-name="Default-title">
      <style:graphic-properties draw:stroke="none" draw:fill="none" draw:fill-color="#ccecff" draw:textarea-horizontal-align="justify" draw:textarea-vertical-align="middle" draw:auto-grow-height="true" draw:auto-grow-width="false" fo:min-height="2.073cm" fo:min-width="0cm" fo:padding-top="0.128cm" fo:padding-bottom="0.128cm" fo:padding-left="0.256cm" fo:padding-right="0.256cm" fo:wrap-option="wrap"/>
    </style:style>
    <style:style style:name="pr27" style:family="presentation" style:parent-style-name="Default-outline1">
      <style:graphic-properties draw:stroke="none" draw:fill="none" draw:fill-color="#ccecff" draw:textarea-horizontal-align="justify" draw:textarea-vertical-align="top" draw:auto-grow-height="false" draw:auto-grow-width="false" draw:fit-to-size="shrink-to-fit" fo:min-height="13.927cm" fo:min-width="0cm" fo:padding-top="0.128cm" fo:padding-bottom="0.128cm" fo:padding-left="0.256cm" fo:padding-right="0.256cm" fo:wrap-option="wrap"/>
    </style:style>
    <style:style style:name="P1" style:family="paragraph">
      <style:paragraph-properties fo:margin-left="0cm" fo:margin-right="0cm" fo:line-height="8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margin-top="0.158cm" fo:margin-bottom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.952cm" fo:margin-right="0cm" fo:margin-top="0.211cm" fo:margin-bottom="0cm" fo:text-indent="-0.952cm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fo:margin-left="0cm" fo:margin-right="0cm" fo:margin-top="0.211cm" fo:margin-bottom="0cm" fo:line-height="90%" fo:text-indent="0cm"/>
    </style:style>
    <style:style style:name="P11" style:family="paragraph">
      <style:paragraph-properties fo:margin-left="0cm" fo:margin-right="0cm" fo:margin-top="0.194cm" fo:margin-bottom="0cm" fo:line-height="90%" fo:text-indent="0cm"/>
    </style:style>
    <style:style style:name="P12" style:family="paragraph">
      <style:paragraph-properties fo:margin-left="0cm" fo:margin-right="0cm" fo:margin-top="0.176cm" fo:margin-bottom="0cm" fo:line-height="90%" fo:text-indent="0cm"/>
    </style:style>
    <style:style style:name="P13" style:family="paragraph">
      <style:paragraph-properties fo:margin-left="3.175cm" fo:margin-right="0cm" fo:margin-top="0.176cm" fo:margin-bottom="0cm" fo:line-height="90%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14" style:family="paragraph">
      <style:paragraph-properties fo:margin-left="0cm" fo:margin-right="0cm" fo:margin-top="0.194cm" fo:margin-bottom="0cm" fo:text-indent="0cm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margin-top="0.229cm" fo:margin-bottom="0cm" fo:text-indent="0cm"/>
    </style:style>
    <style:style style:name="P17" style:family="paragraph">
      <style:paragraph-properties fo:margin-left="0.952cm" fo:margin-right="0cm" fo:margin-top="0.176cm" fo:margin-bottom="0cm" fo:text-indent="-0.952cm"/>
    </style:style>
    <style:style style:name="P18" style:family="paragraph">
      <style:paragraph-properties fo:margin-left="0cm" fo:margin-right="0cm" fo:margin-top="0.158cm" fo:margin-bottom="0cm" fo:line-height="100%" fo:text-indent="0cm"/>
    </style:style>
    <style:style style:name="P19" style:family="paragraph">
      <style:paragraph-properties fo:margin-left="0cm" fo:margin-right="0cm" fo:margin-top="0.211cm" fo:margin-bottom="0cm" fo:line-height="100%" fo:text-indent="0cm"/>
    </style:style>
    <style:style style:name="P20" style:family="paragraph">
      <style:paragraph-properties fo:margin-left="2.063cm" fo:margin-right="0cm" fo:margin-top="0.194cm" fo:margin-bottom="0cm" fo:text-indent="-0.793cm"/>
    </style:style>
    <style:style style:name="P21" style:family="paragraph">
      <style:paragraph-properties fo:margin-left="2.063cm" fo:margin-right="0cm" fo:margin-top="0.194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T1" style:family="text">
      <style:text-properties fo:color="#336699" fo:font-size="40pt" style:font-size-asian="40pt" style:font-size-complex="40pt"/>
    </style:style>
    <style:style style:name="T2" style:family="text">
      <style:text-properties fo:language="en" fo:country="US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color="#336699"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color="#ff9900" fo:language="en" fo:country="US" fo:font-weight="bold" style:font-weight-asian="bold" style:font-weight-complex="bold"/>
    </style:style>
    <style:style style:name="T8" style:family="text">
      <style:text-properties fo:color="#336699" fo:language="en" fo:country="US" fo:font-weight="normal" style:font-weight-asian="normal" style:font-weight-complex="normal"/>
    </style:style>
    <style:style style:name="T9" style:family="text">
      <style:text-properties fo:color="#ff9900" fo:language="en" fo:country="US"/>
    </style:style>
    <style:style style:name="T10" style:family="text">
      <style:text-properties fo:color="#010000" fo:font-family="Arial" style:font-family-generic="swiss" style:font-pitch="variable" fo:font-size="20pt" fo:language="en" fo:country="US" style:font-size-asian="20pt" style:font-size-complex="20pt"/>
    </style:style>
    <style:style style:name="T11" style:family="text">
      <style:text-properties fo:color="#010000" fo:font-family="Arial" style:font-family-generic="swiss" style:font-pitch="variable" fo:language="en" fo:country="US"/>
    </style:style>
    <style:style style:name="T12" style:family="text">
      <style:text-properties fo:font-size="22pt" fo:language="en" fo:country="US" style:font-size-asian="22pt" style:font-size-complex="22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010000" fo:font-family="Arial" style:font-family-generic="swiss" style:font-pitch="variable" fo:font-size="18pt" fo:language="en" fo:country="US" style:font-size-asian="18pt" style:font-size-complex="18pt"/>
    </style:style>
    <style:style style:name="T16" style:family="text">
      <style:text-properties fo:color="#010000" fo:font-family="Arial" style:font-family-generic="swiss" style:font-pitch="variable" fo:font-size="18pt" style:font-size-asian="18pt" style:font-size-complex="18pt"/>
    </style:style>
    <style:style style:name="T17" style:family="text">
      <style:text-properties fo:color="#010000" fo:font-family="Arial" style:font-family-generic="swiss" style:font-pitch="variable" fo:font-size="14pt" style:font-size-asian="14pt" style:font-size-complex="14pt"/>
    </style:style>
    <style:style style:name="T18" style:family="text">
      <style:text-properties fo:color="#010000" fo:font-family="Arial" style:font-family-generic="swiss" style:font-pitch="variable" fo:font-size="14pt" fo:language="fr" fo:country="CA" style:font-size-asian="14pt" style:font-size-complex="14pt"/>
    </style:style>
    <style:style style:name="T19" style:family="text">
      <style:text-properties fo:font-size="26pt" fo:language="en" fo:country="US" style:font-size-asian="26pt" style:font-size-complex="26pt"/>
    </style:style>
    <style:style style:name="T20" style:family="text">
      <style:text-properties fo:color="#009999" fo:font-size="20pt" fo:language="en" fo:country="US" style:font-size-asian="20pt" style:font-size-complex="20pt"/>
    </style:style>
    <style:style style:name="T21" style:family="text">
      <style:text-properties fo:color="#336699" fo:font-size="20pt" fo:language="en" fo:country="US" style:font-size-asian="20pt" style:font-size-complex="20pt"/>
    </style:style>
    <style:style style:name="T22" style:family="text">
      <style:text-properties fo:color="#ff1717" fo:language="en" fo:country="US"/>
    </style:style>
    <style:style style:name="T23" style:family="text">
      <style:text-properties fo:color="#ff9900" fo:font-size="20pt" fo:language="en" fo:country="US" style:font-size-asian="20pt" style:font-size-complex="20pt"/>
    </style:style>
    <style:style style:name="T24" style:family="text">
      <style:text-properties fo:color="#ff9900"/>
    </style:style>
    <style:style style:name="T25" style:family="text">
      <style:text-properties fo:color="#ff1717"/>
    </style:style>
    <style:style style:name="T26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family="Arial" style:font-family-generic="swiss" style:font-pitch="variable" fo:font-weight="bold" style:font-weight-asian="bold" style:font-weight-complex="bold"/>
    </style:style>
    <style:style style:name="T28" style:family="text">
      <style:text-properties fo:font-size="22pt" fo:font-style="italic" style:font-size-asian="22pt" style:font-style-asian="italic" style:font-size-complex="22pt" style:font-style-complex="italic"/>
    </style:style>
    <style:style style:name="T29" style:family="text">
      <style:text-properties style:text-position="30% 58%" fo:font-size="22pt" style:font-size-asian="22pt" style:font-size-complex="22pt"/>
    </style:style>
    <style:style style:name="T30" style:family="text">
      <style:text-properties fo:language="en" fo:country="US" fo:font-style="italic" style:font-style-asian="italic" style:font-style-complex="italic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color="#ff9966"/>
    </style:style>
    <text:list-style style:name="L1">
      <text:list-level-style-number text:level="1" style:num-format="">
        <style:list-level-properties/>
        <style:text-properties fo:color="#336699" fo:font-size="100%"/>
      </text:list-level-style-number>
    </text:list-style>
    <text:list-style style:name="L2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336699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9999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336699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9999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9999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9999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9999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9999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9999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9999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336699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</text:list-style>
    <text:list-style style:name="L4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336699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</text:list-style>
    <text:list-style style:name="L5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336699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</text:list-style>
    <text:list-style style:name="L6">
      <text:list-level-style-number text:level="1" style:num-format="">
        <style:list-level-properties/>
        <style:text-properties fo:color="#01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999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999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999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</text:list-style>
    <text:list-style style:name="L7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336699" fo:font-size="100%"/>
      </text:list-level-style-bullet>
      <text:list-level-style-number text:level="3" style:num-format="">
        <style:list-level-properties/>
        <style:text-properties fo:color="#009999" fo:font-size="100%"/>
      </text:list-level-style-number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</text:list-style>
    <text:list-style style:name="L8">
      <text:list-level-style-bullet text:level="1" text:bullet-char="">
        <style:list-level-properties text:min-label-width="0.952cm"/>
        <style:text-properties fo:font-family="Wingdings" style:font-pitch="variable" style:font-charset="x-symbol" fo:color="#0099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999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999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999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</text:list-style>
    <text:list-style style:name="L9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number text:level="2" style:num-format="">
        <style:list-level-properties/>
        <style:text-properties fo:color="#336699" fo:font-size="100%"/>
      </text:list-level-style-number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9999" fo:font-size="100%"/>
      </text:list-level-style-bullet>
    </text:list-style>
  </office:automatic-styles>
  <office:body>
    <office:presentation>
      <draw:page draw:name="Introduction" draw:style-name="dp1" draw:master-page-name="Title1" presentation:presentation-page-layout-name="AL1T0">
        <draw:frame presentation:style-name="pr1" draw:text-style-name="P2" draw:layer="layout" svg:width="21.797cm" svg:height="3.388cm" svg:x="2.751cm" svg:y="1.056cm" presentation:class="title" presentation:user-transformed="true">
          <draw:text-box>
            <text:list text:style-name="L1">
              <text:list-header>
                <text:p text:style-name="P1"><text:span text:style-name="T1">Introduction</text:span></text:p>
              </text:list-header>
            </text:list>
          </draw:text-box>
        </draw:frame>
        <draw:frame presentation:style-name="pr2" draw:text-style-name="P2" draw:layer="layout" svg:width="21.801cm" svg:height="10.161cm" svg:x="2.751cm" svg:y="5.715cm" presentation:class="subtitle" presentation:user-transformed="true">
          <draw:text-box>
            <text:list text:style-name="L2">
              <text:list-header>
                <text:p text:style-name="P3"><text:span text:style-name="T2">Chapter 1</text:span></text:p>
                <text:p text:style-name="P3"><text:span text:style-name="T2"/></text:p>
                <text:p text:style-name="P4"><text:span text:style-name="T3">CSI 2121, Winter 2000</text:span></text:p>
                <text:p text:style-name="P4"><text:span text:style-name="T3"/></text:p>
                <text:p text:style-name="P4"><text:span text:style-name="T3">Lecture Notes Written by Mario Marchand</text:span></text:p>
                <text:p text:style-name="P4"><text:span text:style-name="T3"/></text:p>
                <text:p text:style-name="P4"><text:span text:style-name="T3">http://www.site.uottawa.ca/~marchand/</text:span></text:p>
              </text:list-header>
            </text:list>
          </draw:text-box>
        </draw:frame>
        <presentation:notes draw:style-name="dp2">
          <draw:page-thumbnail draw:layer="layout" svg:width="13.317cm" svg:height="9.988cm" svg:x="3.484cm" svg:y="1.998cm" draw:page-number="1" presentation:class="page"/>
          <draw:frame presentation:style-name="pr3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The Bottom-up Approach " draw:style-name="dp1" draw:master-page-name="Default" presentation:presentation-page-layout-name="AL2T1">
        <draw:frame presentation:style-name="pr4" draw:text-style-name="P2" draw:layer="layout" svg:width="21.903cm" svg:height="2.674cm" svg:x="2.962cm" svg:y="0.422cm" presentation:class="title" presentation:user-transformed="true">
          <draw:text-box>
            <text:list text:style-name="L1">
              <text:list-header>
                <text:p text:style-name="P5">The Bottom-up Approach </text:p>
              </text:list-header>
            </text:list>
          </draw:text-box>
        </draw:frame>
        <draw:frame presentation:style-name="pr5" draw:text-style-name="P2" draw:layer="layout" svg:width="21.907cm" svg:height="13.759cm" svg:x="2.857cm" svg:y="3.597cm" presentation:class="outline" presentation:user-transformed="true">
          <draw:text-box>
            <text:list text:style-name="L3">
              <text:list-item>
                <text:p text:style-name="P6"><text:span text:style-name="T2">We can study computer architectures by starting with the basic building blocks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Transistors and logic gat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To build more complex circuits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Flip-flops, registers, multiplexors, decoders, adders, ..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From which we can build computer components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Memory, processor, I/O controllers…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Which are used to build a computer system</text:span></text:p>
                <text:p text:style-name="P3"><text:span text:style-name="T4"/></text:p>
              </text:list-item>
              <text:list-item>
                <text:p text:style-name="P6"><text:span text:style-name="T5">This was the approach taken in your first course CSI 2121: computer architecture I</text:span><text:span text:style-name="T2"> </text:span></text:p>
              </text:list-item>
            </text:list>
            <text:list text:style-name="L4">
              <text:list-item>
                <text:list>
                  <text:list-header>
                    <text:p text:style-name="P6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2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The Top-bottom Approach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The Top-bottom Approach</text:span></text:p>
              </text:list-header>
            </text:list>
          </draw:text-box>
        </draw:frame>
        <draw:frame presentation:style-name="pr5" draw:text-style-name="P2" draw:layer="layout" svg:width="22.437cm" svg:height="13.759cm" svg:x="2.327cm" svg:y="3.597cm" presentation:class="outline" presentation:user-transformed="true">
          <draw:text-box>
            <text:list text:style-name="L3">
              <text:list-item>
                <text:p text:style-name="P6"><text:span text:style-name="T2">In this course we will study computer architectures from the programmer’s view</text:span></text:p>
              </text:list-item>
              <text:list-item>
                <text:p text:style-name="P6"><text:span text:style-name="T2">We study the actions that the processor needs to do to execute tasks written in high level languages (HLL) like C/C++, Pascal, …</text:span></text:p>
                <text:p text:style-name="P6"><text:span text:style-name="T2"/></text:p>
              </text:list-item>
              <text:list-item>
                <text:p text:style-name="P6"><text:span text:style-name="T2">But to accomplish this we need to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Learn the set of basic actions that the processor can perform: its </text:span><text:span text:style-name="T7">instruction set</text:span></text:p>
                  </text:list-item>
                  <text:list-item>
                    <text:p text:style-name="P6"><text:span text:style-name="T6">Learn how a HLL compiler decomposes HLL command into processor instructions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8"/></text:p>
                <text:p text:style-name="P6"><text:span text:style-name="T8"/></text:p>
              </text:list-header>
            </text:list>
          </draw:text-box>
        </draw:frame>
        <presentation:notes draw:style-name="dp2">
          <draw:page-thumbnail draw:layer="layout" svg:width="13.317cm" svg:height="9.988cm" svg:x="3.484cm" svg:y="1.998cm" draw:page-number="3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The Top-bottom Approach (Ctn.)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The Top-bottom Approach (Ctn.)</text:span></text:p>
              </text:list-header>
            </text:list>
          </draw:text-box>
        </draw:frame>
        <draw:frame presentation:style-name="pr8" draw:text-style-name="P2" draw:layer="layout" svg:width="21.907cm" svg:height="15.452cm" svg:x="2.857cm" svg:y="3.175cm" presentation:class="outline" presentation:user-transformed="true">
          <draw:text-box>
            <text:list text:style-name="L3">
              <text:list-item>
                <text:p text:style-name="P6"><text:span text:style-name="T2">We can learn the basic instruction set of a processor eith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At the machine language level</text:span></text:p>
                    <text:list>
                      <text:list-item>
                        <text:p text:style-name="P3"><text:span text:style-name="T6">But reading individual bits is tedious for humans</text:span></text:p>
                      </text:list-item>
                    </text:list>
                  </text:list-item>
                  <text:list-item>
                    <text:p text:style-name="P6"><text:span text:style-name="T7">At the assembly language level </text:span></text:p>
                    <text:list>
                      <text:list-item>
                        <text:p text:style-name="P3"><text:span text:style-name="T6">This is the symbolic equivalent of machine language (understandable by human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Hence we will learn how to program a processor in assembly language to perform tasks that are normally written in a HLL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We will learn what is going on beneath the HLL interface 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2"/></text:p>
              </text:list-header>
            </text:list>
          </draw:text-box>
        </draw:frame>
        <presentation:notes draw:style-name="dp2">
          <draw:page-thumbnail draw:layer="layout" svg:width="13.317cm" svg:height="9.988cm" svg:x="3.484cm" svg:y="1.998cm" draw:page-number="4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Levels and Languages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Levels and Languages</text:span></text:p>
              </text:list-header>
            </text:list>
          </draw:text-box>
        </draw:frame>
        <draw:frame presentation:style-name="pr9" draw:text-style-name="P2" draw:layer="layout" svg:width="21.907cm" svg:height="12.277cm" svg:x="2.857cm" svg:y="6.137cm" presentation:class="outline" presentation:user-transformed="true">
          <draw:text-box>
            <text:list text:style-name="L3">
              <text:list-item>
                <text:p text:style-name="P6"><text:span text:style-name="T2">The compiler translates each HLL statement into </text:span><text:span text:style-name="T9">one or more</text:span><text:span text:style-name="T2"> assembly language instructions</text:span></text:p>
              </text:list-item>
              <text:list-item>
                <text:p text:style-name="P6"><text:span text:style-name="T2">The assembler translate each assembly language instruction into </text:span><text:span text:style-name="T9">one</text:span><text:span text:style-name="T2"> machine language instruc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Each processor instruction can be written either in machine language form or assembly language form</text:span></text:p>
                  </text:list-item>
                  <text:list-item>
                    <text:p text:style-name="P6"><text:span text:style-name="T2">Example, for the Intel Pentium:</text:span></text:p>
                    <text:list>
                      <text:list-item>
                        <text:p text:style-name="P3"><text:span text:style-name="T2">MOV al, 5 <text:s/>;Assembly language</text:span></text:p>
                      </text:list-item>
                      <text:list-item>
                        <text:p text:style-name="P3"><text:span text:style-name="T2">10110000 00000111 ;Machine languag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2">Hence we will use assembly language</text:span></text:p>
              </text:list-item>
            </text:list>
          </draw:text-box>
        </draw:frame>
        <draw:custom-shape draw:style-name="gr1" draw:text-style-name="P2" draw:layer="layout" svg:width="3.647cm" svg:height="2.802cm" svg:x="1.486cm" svg:y="2.963cm">
          <text:list text:style-name="L6">
            <text:list-header>
              <text:p text:style-name="P8"><text:span text:style-name="T10">High-level</text:span></text:p>
              <text:p text:style-name="P8"><text:span text:style-name="T10">language</text:span></text:p>
              <text:p text:style-name="P8"><text:span text:style-name="T10">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567cm" svg:height="2.802cm" svg:x="11.644cm" svg:y="2.963cm">
          <text:list text:style-name="L6">
            <text:list-header>
              <text:p text:style-name="P8"><text:span text:style-name="T10">Assembly</text:span></text:p>
              <text:p text:style-name="P8"><text:span text:style-name="T10">language</text:span></text:p>
              <text:p text:style-name="P8"><text:span text:style-name="T10">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3.415cm" svg:height="2.802cm" svg:x="21.983cm" svg:y="2.963cm">
          <text:list text:style-name="L6">
            <text:list-header>
              <text:p text:style-name="P8"><text:span text:style-name="T10">Machine</text:span></text:p>
              <text:p text:style-name="P8"><text:span text:style-name="T10">language</text:span></text:p>
              <text:p text:style-name="P8"><text:span text:style-name="T10">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81cm" svg:height="1.482cm" svg:x="6.138cm" svg:y="3.598cm">
          <text:list text:style-name="L6">
            <text:list-header>
              <text:p text:style-name="P9"><text:span text:style-name="T11">Compil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482cm" svg:x="16.51cm" svg:y="3.598cm">
          <text:list text:style-name="L6">
            <text:list-header>
              <text:p text:style-name="P9"><text:span text:style-name="T10">Assembl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59cm" svg:height="0.846cm" svg:x="4.868cm" svg:y="4.0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058cm" svg:height="0.846cm" svg:x="10.372cm" svg:y="4.0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059cm" svg:height="0.846cm" svg:x="15.028cm" svg:y="4.0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059cm" svg:height="0.846cm" svg:x="20.743cm" svg:y="4.0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3.317cm" svg:height="9.988cm" svg:x="3.484cm" svg:y="1.998cm" draw:page-number="5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Assembly Language Today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Assembly Language Today</text:span></text:p>
              </text:list-header>
            </text:list>
          </draw:text-box>
        </draw:frame>
        <draw:frame presentation:style-name="pr10" draw:text-style-name="P2" draw:layer="layout" svg:width="21.907cm" svg:height="15.028cm" svg:x="2.857cm" svg:y="3.175cm" presentation:class="outline" presentation:user-transformed="true">
          <draw:text-box>
            <text:list text:style-name="L3">
              <text:list-item>
                <text:p text:style-name="P10"><text:span text:style-name="T2">A program written directly in assembly language has the </text:span><text:span text:style-name="T5">potential </text:span><text:span text:style-name="T2">to be </text:span><text:span text:style-name="T9">smaller</text:span><text:span text:style-name="T2"> and to run </text:span><text:span text:style-name="T9">faster</text:span><text:span text:style-name="T2"> than a HLL program</text:span></text:p>
              </text:list-item>
              <text:list-item>
                <text:p text:style-name="P10"><text:span text:style-name="T2">But it takes too long to write a large program in assembly languag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Only time-critical procedures are written in assembly language (for speed optimization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Assembly language are often used in embedded system programs stored in PROM chip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Computer cartridge games, micro controllers, …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Remember: you will learn assembly language to learn how high-level language code gets translated into machine languag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2">i.e. to learn the details hidden in HLL code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12"/></text:p>
              </text:list-header>
            </text:list>
          </draw:text-box>
        </draw:frame>
        <presentation:notes draw:style-name="dp2">
          <draw:page-thumbnail draw:layer="layout" svg:width="13.317cm" svg:height="9.988cm" svg:x="3.484cm" svg:y="1.998cm" draw:page-number="6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The Platform We Will Use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The Platform We Will Use</text:span></text:p>
              </text:list-header>
            </text:list>
          </draw:text-box>
        </draw:frame>
        <draw:frame presentation:style-name="pr5" draw:text-style-name="P2" draw:layer="layout" svg:width="21.907cm" svg:height="13.759cm" svg:x="2.857cm" svg:y="3.597cm" presentation:class="outline" presentation:user-transformed="true">
          <draw:text-box>
            <text:list text:style-name="L3">
              <text:list-item>
                <text:p text:style-name="P10"><text:span text:style-name="T2">Assembly language and machine language are processor specific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We will write code for Intel’s x86 <text:s/>(x&gt;=3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The assembler places its machine code into an object file which is OS specific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Our code will run (only) on Windows 95/98/NT</text:span></text:p>
                    <text:list>
                      <text:list-item>
                        <text:p text:style-name="P12"><text:span text:style-name="T2">And it will crash on DOS</text:span></text:p>
                      </text:list-item>
                    </text:list>
                  </text:list-item>
                  <text:list-item>
                    <text:p text:style-name="P10"><text:span text:style-name="T2">Our programs will be Win32 console applications</text:span></text:p>
                    <text:list>
                      <text:list-item>
                        <text:p text:style-name="P12"><text:span text:style-name="T2">These are programs for which all I/O operations are character-based</text:span></text:p>
                      </text:list-item>
                      <text:list-item>
                        <text:p text:style-name="P12"><text:span text:style-name="T2">They run into a MS-DOS box but they are not DOS programs (they do not use DOS calls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3"><text:span text:style-name="T2"><text:tab/></text:span><text:span text:style-name="T2"><text:tab/>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7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The Intel X86 Family" draw:style-name="dp1" draw:master-page-name="Default" presentation:presentation-page-layout-name="AL2T1">
        <draw:frame presentation:style-name="pr11" draw:text-style-name="P2" draw:layer="layout" svg:width="21.903cm" svg:height="2.272cm" svg:x="2.539cm" svg:y="0.634cm" presentation:class="title" presentation:user-transformed="true">
          <draw:text-box>
            <text:list text:style-name="L1">
              <text:list-header>
                <text:p text:style-name="P5">The Intel X86 Family</text:p>
              </text:list-header>
            </text:list>
          </draw:text-box>
        </draw:frame>
        <draw:frame presentation:style-name="pr12" draw:text-style-name="P2" draw:layer="layout" svg:width="21.272cm" svg:height="4.445cm" svg:x="2.752cm" svg:y="13.969cm" presentation:class="outline" presentation:user-transformed="true">
          <draw:text-box>
            <text:list text:style-name="L3">
              <text:list-item>
                <text:p text:style-name="P14"><text:span text:style-name="T13">The instruction set of the x86 is backward compatible with any one of its predecessor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New additional instructions are introduced with each new processor</text:span>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3.81cm" svg:height="1.905cm" svg:x="8.511cm" svg:y="8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6.562cm" svg:height="3.599cm" svg:x="7.664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161cm" svg:height="1.023cm" svg:x="9.313cm" svg:y="9.102cm">
          <text:list text:style-name="L6">
            <text:list-header>
              <text:p text:style-name="P8"><text:span text:style-name="T15">808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9.313cm" svg:height="5.517cm" svg:x="7.241cm" svg:y="6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59cm" svg:height="1.023cm" svg:x="10cm" svg:y="7.942cm">
          <text:list text:style-name="L6">
            <text:list-header>
              <text:p text:style-name="P8"><text:span text:style-name="T15">8028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259cm" svg:height="1.023cm" svg:x="10.591cm" svg:y="6.773cm">
          <text:list text:style-name="L6">
            <text:list-header>
              <text:p text:style-name="P8"><text:span text:style-name="T15">8038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2.065cm" svg:height="7.408cm" svg:x="6.56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59cm" svg:height="1.023cm" svg:x="12.496cm" svg:y="5.292cm">
          <text:list text:style-name="L6">
            <text:list-header>
              <text:p text:style-name="P8"><text:span text:style-name="T15">8048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5.029cm" svg:height="9.525cm" svg:x="6.13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826cm" svg:height="1.023cm" svg:x="13.509cm" svg:y="4.123cm">
          <text:list text:style-name="L6">
            <text:list-header>
              <text:p text:style-name="P8"><text:span text:style-name="T15">Penti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91cm" svg:height="1.023cm" svg:x="18.839cm" svg:y="3.81cm">
          <text:list text:style-name="L6">
            <text:list-header>
              <text:p text:style-name="P8"><text:span text:style-name="T15">. . 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17cm" svg:height="9.988cm" svg:x="3.484cm" svg:y="1.998cm" draw:page-number="8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Registers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Registers</text:span></text:p>
              </text:list-header>
            </text:list>
          </draw:text-box>
        </draw:frame>
        <draw:frame presentation:style-name="pr5" draw:text-style-name="P2" draw:layer="layout" svg:width="21.907cm" svg:height="13.759cm" svg:x="2.857cm" svg:y="3.597cm" presentation:class="outline" presentation:user-transformed="true">
          <draw:text-box>
            <text:list text:style-name="L3">
              <text:list-item>
                <text:p text:style-name="P6">Registers are the fastest memories </text:p>
              </text:list-item>
            </text:list>
            <text:list text:style-name="L4">
              <text:list-item>
                <text:list>
                  <text:list-item>
                    <text:p text:style-name="P6">Located directly on the processor</text:p>
                  </text:list-item>
                  <text:list-item>
                    <text:p text:style-name="P6">Manipulated directly by processor instructions</text:p>
                  </text:list-item>
                </text:list>
              </text:list-item>
            </text:list>
            <text:list text:style-name="L3">
              <text:list-item>
                <text:p text:style-name="P6">The registers for the 8086 and 80286 are only 16-bit wide</text:p>
              </text:list-item>
              <text:list-item>
                <text:p text:style-name="P6">Most of these registers have been extended to 32 bits for the 80386 and higher processors</text:p>
              </text:list-item>
            </text:list>
            <text:list text:style-name="L4">
              <text:list-item>
                <text:list>
                  <text:list-item>
                    <text:p text:style-name="P6">But very few extra registers have been added</text:p>
                  </text:list-item>
                </text:list>
              </text:list-item>
            </text:list>
            <text:list text:style-name="L3">
              <text:list-item>
                <text:p text:style-name="P6">The Pentium has very few registers</text:p>
              </text:list-item>
            </text:list>
            <text:list text:style-name="L4">
              <text:list-item>
                <text:list>
                  <text:list-item>
                    <text:p text:style-name="P6">Only 8 registers are available to the programmer (apart from the segment and FPU registers) <text:s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9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General Purpose Registers 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General Purpose Registers </text:p>
              </text:list-header>
            </text:list>
          </draw:text-box>
        </draw:frame>
        <draw:frame presentation:style-name="pr13" draw:text-style-name="P2" draw:layer="layout" svg:width="22.331cm" svg:height="7.832cm" svg:x="2.539cm" svg:y="10.795cm" presentation:class="outline" presentation:user-transformed="true">
          <draw:text-box>
            <text:list text:style-name="L3">
              <text:list-item>
                <text:p text:style-name="P10">Used by the programmer for arithmetic and data movement</text:p>
              </text:list-item>
              <text:list-item>
                <text:p text:style-name="P10">AX is the least significant part of EAX and can be accessed independently (by its name)</text:p>
              </text:list-item>
              <text:list-item>
                <text:p text:style-name="P10">AH and AL can also be accessed independently</text:p>
              </text:list-item>
              <text:list-item>
                <text:p text:style-name="P10">This is also true for EBX, ECX and EDX</text:p>
              </text:list-item>
              <text:list-item>
                <text:p text:style-name="P10">Only the 16-bit part are present in the 8086 and 286</text:p>
              </text:list-item>
            </text:list>
          </draw:text-box>
        </draw:frame>
        <draw:custom-shape draw:style-name="gr7" draw:text-style-name="P2" draw:layer="layout" svg:width="1.905cm" svg:height="1.023cm" svg:x="2.752cm" svg:y="4.022cm">
          <text:list text:style-name="L6">
            <text:list-header>
              <text:p text:style-name="P8"><text:span text:style-name="T16">EA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5" draw:layer="layout" svg:x1="8.678cm" svg:y1="5.503cm" svg:x2="12.277cm" svg:y2="5.503cm">
          <text:p/>
        </draw:line>
        <draw:custom-shape draw:style-name="gr1" draw:text-style-name="P2" draw:layer="layout" svg:width="1.344cm" svg:height="1.023cm" svg:x="9.955cm" svg:y="5.715cm">
          <text:list text:style-name="L6">
            <text:list-header>
              <text:p text:style-name="P8"><text:span text:style-name="T16">A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277cm" svg:height="1.023cm" svg:x="10.8cm" svg:y="4.022cm">
          <text:list text:style-name="L6">
            <text:list-header>
              <text:p text:style-name="P8"><text:span text:style-name="T16">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7.408cm" svg:height="1.27cm" svg:x="16.722cm" svg:y="3.81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20.532cm" svg:y1="3.81cm" svg:x2="20.532cm" svg:y2="5.08cm">
          <text:p/>
        </draw:line>
        <draw:line draw:style-name="gr8" draw:text-style-name="P15" draw:layer="layout" svg:x1="22.437cm" svg:y1="3.81cm" svg:x2="22.437cm" svg:y2="5.08cm">
          <text:p/>
        </draw:line>
        <draw:custom-shape draw:style-name="gr6" draw:text-style-name="P2" draw:layer="layout" svg:width="7.409cm" svg:height="1.27cm" svg:x="4.868cm" svg:y="7.62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8.678cm" svg:y1="7.62cm" svg:x2="8.678cm" svg:y2="8.89cm">
          <text:p/>
        </draw:line>
        <draw:line draw:style-name="gr8" draw:text-style-name="P15" draw:layer="layout" svg:x1="10.583cm" svg:y1="7.62cm" svg:x2="10.583cm" svg:y2="8.89cm">
          <text:p/>
        </draw:line>
        <draw:custom-shape draw:style-name="gr6" draw:text-style-name="P2" draw:layer="layout" svg:width="7.409cm" svg:height="1.27cm" svg:x="4.868cm" svg:y="3.81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8.678cm" svg:y1="3.81cm" svg:x2="8.678cm" svg:y2="5.08cm">
          <text:p/>
        </draw:line>
        <draw:line draw:style-name="gr8" draw:text-style-name="P15" draw:layer="layout" svg:x1="10.583cm" svg:y1="3.81cm" svg:x2="10.583cm" svg:y2="5.08cm">
          <text:p/>
        </draw:line>
        <draw:custom-shape draw:style-name="gr6" draw:text-style-name="P2" draw:layer="layout" svg:width="7.408cm" svg:height="1.27cm" svg:x="16.722cm" svg:y="7.197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20.532cm" svg:y1="7.197cm" svg:x2="20.532cm" svg:y2="8.467cm">
          <text:p/>
        </draw:line>
        <draw:line draw:style-name="gr8" draw:text-style-name="P15" draw:layer="layout" svg:x1="22.437cm" svg:y1="7.197cm" svg:x2="22.437cm" svg:y2="8.467cm">
          <text:p/>
        </draw:line>
        <draw:custom-shape draw:style-name="gr1" draw:text-style-name="P2" draw:layer="layout" svg:width="1.383cm" svg:height="1.023cm" svg:x="8.895cm" svg:y="4.022cm">
          <text:list text:style-name="L6">
            <text:list-header>
              <text:p text:style-name="P8"><text:span text:style-name="T16">A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785cm" svg:height="0.853cm" svg:x="11.642cm" svg:y="2.752cm">
          <text:list text:style-name="L6">
            <text:list-header>
              <text:p text:style-name="P8"><text:span text:style-name="T1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052cm" svg:height="0.853cm" svg:x="4.616cm" svg:y="2.783cm">
          <text:list text:style-name="L6">
            <text:list-header>
              <text:p text:style-name="P8"><text:span text:style-name="T17">3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905cm" svg:height="1.023cm" svg:x="14.393cm" svg:y="4.022cm">
          <text:list text:style-name="L6">
            <text:list-header>
              <text:p text:style-name="P8"><text:span text:style-name="T16">EB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83cm" svg:height="1.023cm" svg:x="20.704cm" svg:y="3.911cm">
          <text:list text:style-name="L6">
            <text:list-header>
              <text:p text:style-name="P8"><text:span text:style-name="T16">B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277cm" svg:height="1.023cm" svg:x="22.609cm" svg:y="3.911cm">
          <text:list text:style-name="L6">
            <text:list-header>
              <text:p text:style-name="P8"><text:span text:style-name="T16">B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44cm" svg:height="1.023cm" svg:x="21.809cm" svg:y="5.503cm">
          <text:list text:style-name="L6">
            <text:list-header>
              <text:p text:style-name="P8"><text:span text:style-name="T16">B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5" draw:layer="layout" svg:x1="20.532cm" svg:y1="5.503cm" svg:x2="24.13cm" svg:y2="5.503cm">
          <text:p/>
        </draw:line>
        <draw:custom-shape draw:style-name="gr1" draw:text-style-name="P2" draw:layer="layout" svg:width="1.802cm" svg:height="1.023cm" svg:x="2.926cm" svg:y="7.721cm">
          <text:list text:style-name="L6">
            <text:list-header>
              <text:p text:style-name="P8"><text:span text:style-name="T16">EC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16cm" svg:height="1.023cm" svg:x="8.852cm" svg:y="7.721cm">
          <text:list text:style-name="L6">
            <text:list-header>
              <text:p text:style-name="P8"><text:span text:style-name="T16">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11cm" svg:height="1.023cm" svg:x="10.757cm" svg:y="7.721cm">
          <text:list text:style-name="L6">
            <text:list-header>
              <text:p text:style-name="P8"><text:span text:style-name="T16">C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5" draw:layer="layout" svg:x1="8.678cm" svg:y1="9.313cm" svg:x2="12.277cm" svg:y2="9.313cm">
          <text:p/>
        </draw:line>
        <draw:line draw:style-name="gr8" draw:text-style-name="P15" draw:layer="layout" svg:x1="20.532cm" svg:y1="8.89cm" svg:x2="24.13cm" svg:y2="8.89cm">
          <text:p/>
        </draw:line>
        <draw:custom-shape draw:style-name="gr1" draw:text-style-name="P2" draw:layer="layout" svg:width="1.802cm" svg:height="1.023cm" svg:x="14.4cm" svg:y="7.408cm">
          <text:list text:style-name="L6">
            <text:list-header>
              <text:p text:style-name="P8"><text:span text:style-name="T16">E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16cm" svg:height="1.023cm" svg:x="20.917cm" svg:y="7.298cm">
          <text:list text:style-name="L6">
            <text:list-header>
              <text:p text:style-name="P8"><text:span text:style-name="T16">D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11cm" svg:height="1.023cm" svg:x="22.61cm" svg:y="7.298cm">
          <text:list text:style-name="L6">
            <text:list-header>
              <text:p text:style-name="P8"><text:span text:style-name="T16">D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78cm" svg:height="1.023cm" svg:x="9.321cm" svg:y="9.313cm">
          <text:list text:style-name="L6">
            <text:list-header>
              <text:p text:style-name="P8"><text:span text:style-name="T16">C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78cm" svg:height="1.023cm" svg:x="21.765cm" svg:y="8.991cm">
          <text:list text:style-name="L6">
            <text:list-header>
              <text:p text:style-name="P8"><text:span text:style-name="T16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777cm" svg:height="0.853cm" svg:x="23.499cm" svg:y="2.963cm">
          <text:list text:style-name="L6">
            <text:list-header>
              <text:p text:style-name="P8"><text:span text:style-name="T1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052cm" svg:height="0.853cm" svg:x="20.323cm" svg:y="2.963cm">
          <text:list text:style-name="L6">
            <text:list-header>
              <text:p text:style-name="P8"><text:span text:style-name="T17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777cm" svg:height="0.853cm" svg:x="23.499cm" svg:y="6.35cm">
          <text:list text:style-name="L6">
            <text:list-header>
              <text:p text:style-name="P8"><text:span text:style-name="T1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777cm" svg:height="0.853cm" svg:x="22.229cm" svg:y="6.35cm">
          <text:list text:style-name="L6">
            <text:list-header>
              <text:p text:style-name="P8"><text:span text:style-name="T17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17cm" svg:height="9.988cm" svg:x="3.484cm" svg:y="1.998cm" draw:page-number="10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Index Registers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Index Registers</text:p>
              </text:list-header>
            </text:list>
          </draw:text-box>
        </draw:frame>
        <draw:frame presentation:style-name="pr14" draw:text-style-name="P2" draw:layer="layout" svg:width="21.907cm" svg:height="8.678cm" svg:x="2.857cm" svg:y="9.102cm" presentation:class="outline" presentation:user-transformed="true">
          <draw:text-box>
            <text:list text:style-name="L3">
              <text:list-item>
                <text:p text:style-name="P6">The least significant half can be accessed independently (since it has a name)</text:p>
              </text:list-item>
              <text:list-item>
                <text:p text:style-name="P6">Only the lower 16-bit was present in 8086 and 286</text:p>
              </text:list-item>
              <text:list-item>
                <text:p text:style-name="P6">Used often to carry the offset part of the logical address (more on that later)</text:p>
              </text:list-item>
            </text:list>
            <text:list text:style-name="L4">
              <text:list-item>
                <text:list>
                  <text:list-item>
                    <text:p text:style-name="P6">ESI and EDI for the data segment</text:p>
                  </text:list-item>
                  <text:list-item>
                    <text:p text:style-name="P6">ESP and EBP for the stack segment</text:p>
                  </text:list-item>
                </text:list>
              </text:list-item>
            </text:list>
          </draw:text-box>
        </draw:frame>
        <draw:custom-shape draw:style-name="gr7" draw:text-style-name="P2" draw:layer="layout" svg:width="1.694cm" svg:height="1.023cm" svg:x="2.963cm" svg:y="4.022cm">
          <text:list text:style-name="L6">
            <text:list-header>
              <text:p text:style-name="P8"><text:span text:style-name="T16">E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7.408cm" svg:height="1.27cm" svg:x="16.722cm" svg:y="3.81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20.532cm" svg:y1="3.81cm" svg:x2="20.532cm" svg:y2="5.08cm">
          <text:p/>
        </draw:line>
        <draw:custom-shape draw:style-name="gr6" draw:text-style-name="P2" draw:layer="layout" svg:width="7.409cm" svg:height="1.27cm" svg:x="4.868cm" svg:y="6.562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8.678cm" svg:y1="6.562cm" svg:x2="8.678cm" svg:y2="7.832cm">
          <text:p/>
        </draw:line>
        <draw:custom-shape draw:style-name="gr6" draw:text-style-name="P2" draw:layer="layout" svg:width="7.409cm" svg:height="1.27cm" svg:x="4.868cm" svg:y="3.81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8.678cm" svg:y1="3.81cm" svg:x2="8.678cm" svg:y2="5.08cm">
          <text:p/>
        </draw:line>
        <draw:custom-shape draw:style-name="gr6" draw:text-style-name="P2" draw:layer="layout" svg:width="7.408cm" svg:height="1.27cm" svg:x="16.722cm" svg:y="6.35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20.532cm" svg:y1="6.35cm" svg:x2="20.532cm" svg:y2="7.62cm">
          <text:p/>
        </draw:line>
        <draw:custom-shape draw:style-name="gr1" draw:text-style-name="P2" draw:layer="layout" svg:width="1.103cm" svg:height="1.023cm" svg:x="9.952cm" svg:y="4.022cm">
          <text:list text:style-name="L6">
            <text:list-header>
              <text:p text:style-name="P8"><text:span text:style-name="T16">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052cm" svg:height="0.853cm" svg:x="4.616cm" svg:y="2.783cm">
          <text:list text:style-name="L6">
            <text:list-header>
              <text:p text:style-name="P8"><text:span text:style-name="T17">3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905cm" svg:height="1.023cm" svg:x="14.393cm" svg:y="4.022cm">
          <text:list text:style-name="L6">
            <text:list-header>
              <text:p text:style-name="P8"><text:span text:style-name="T16">E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49cm" svg:height="1.023cm" svg:x="20.703cm" svg:y="3.911cm">
          <text:list text:style-name="L6">
            <text:list-header>
              <text:p text:style-name="P8"><text:span text:style-name="T16">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56cm" svg:height="1.023cm" svg:x="2.924cm" svg:y="6.663cm">
          <text:list text:style-name="L6">
            <text:list-header>
              <text:p text:style-name="P8"><text:span text:style-name="T16">E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137cm" svg:height="1.023cm" svg:x="9.953cm" svg:y="6.773cm">
          <text:list text:style-name="L6">
            <text:list-header>
              <text:p text:style-name="P8"><text:span text:style-name="T16">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772cm" svg:height="1.023cm" svg:x="14.398cm" svg:y="6.562cm">
          <text:list text:style-name="L6">
            <text:list-header>
              <text:p text:style-name="P8"><text:span text:style-name="T16">E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49cm" svg:height="1.023cm" svg:x="20.915cm" svg:y="6.451cm">
          <text:list text:style-name="L6">
            <text:list-header>
              <text:p text:style-name="P8"><text:span text:style-name="T16">B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777cm" svg:height="0.853cm" svg:x="11.434cm" svg:y="5.503cm">
          <text:list text:style-name="L6">
            <text:list-header>
              <text:p text:style-name="P8"><text:span text:style-name="T1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052cm" svg:height="0.853cm" svg:x="8.681cm" svg:y="5.503cm">
          <text:list text:style-name="L6">
            <text:list-header>
              <text:p text:style-name="P8"><text:span text:style-name="T17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777cm" svg:height="0.853cm" svg:x="11.434cm" svg:y="2.752cm">
          <text:list text:style-name="L6">
            <text:list-header>
              <text:p text:style-name="P8"><text:span text:style-name="T17">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17cm" svg:height="9.988cm" svg:x="3.484cm" svg:y="1.998cm" draw:page-number="11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The Instruction Pointer EIP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The Instruction Pointer EIP</text:span></text:p>
              </text:list-header>
            </text:list>
          </draw:text-box>
        </draw:frame>
        <draw:frame presentation:style-name="pr15" draw:text-style-name="P2" draw:layer="layout" svg:width="21.907cm" svg:height="10.584cm" svg:x="2.857cm" svg:y="6.773cm" presentation:class="outline" presentation:user-transformed="true">
          <draw:text-box>
            <text:list text:style-name="L3">
              <text:list-item>
                <text:p text:style-name="P6"><text:span text:style-name="T2">EIP always contains the offset address of the instruction to be executed next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This is the program counter for the x86</text:span></text:p>
                  </text:list-item>
                  <text:list-item>
                    <text:p text:style-name="P6"><text:span text:style-name="T2">The offset address is 32-bit wide when the processor runs in 32-bit mode (ie: for 32-bit segments)</text:span></text:p>
                  </text:list-item>
                  <text:list-item>
                    <text:p text:style-name="P6"><text:span text:style-name="T2">It is 16-bit wide in 16-bit mod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Only the lower 16-bit was present in the 8086 and 80286 (called IP)</text:span></text:p>
              </text:list-item>
            </text:list>
          </draw:text-box>
        </draw:frame>
        <draw:custom-shape draw:style-name="gr7" draw:text-style-name="P2" draw:layer="layout" svg:width="1.694cm" svg:height="1.023cm" svg:x="7.408cm" svg:y="4.445cm">
          <text:list text:style-name="L6">
            <text:list-header>
              <text:p text:style-name="P8"><text:span text:style-name="T16">E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7.409cm" svg:height="1.27cm" svg:x="9.313cm" svg:y="4.233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13.123cm" svg:y1="4.233cm" svg:x2="13.123cm" svg:y2="5.503cm">
          <text:p/>
        </draw:line>
        <draw:custom-shape draw:style-name="gr1" draw:text-style-name="P2" draw:layer="layout" svg:width="1.103cm" svg:height="1.023cm" svg:x="14.397cm" svg:y="4.445cm">
          <text:list text:style-name="L6">
            <text:list-header>
              <text:p text:style-name="P8"><text:span text:style-name="T16">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052cm" svg:height="0.853cm" svg:x="9.061cm" svg:y="3.206cm">
          <text:list text:style-name="L6">
            <text:list-header>
              <text:p text:style-name="P8"><text:span text:style-name="T17">3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777cm" svg:height="0.853cm" svg:x="15.879cm" svg:y="3.175cm">
          <text:list text:style-name="L6">
            <text:list-header>
              <text:p text:style-name="P8"><text:span text:style-name="T1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052cm" svg:height="0.853cm" svg:x="13.126cm" svg:y="3.175cm">
          <text:list text:style-name="L6">
            <text:list-header>
              <text:p text:style-name="P8"><text:span text:style-name="T18">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17cm" svg:height="9.988cm" svg:x="3.484cm" svg:y="1.998cm" draw:page-number="12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EFLAGS and Condition Codes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EFLAGS and Condition Codes</text:span></text:p>
              </text:list-header>
            </text:list>
          </draw:text-box>
        </draw:frame>
        <draw:frame presentation:style-name="pr16" draw:text-style-name="P2" draw:layer="layout" svg:width="21.907cm" svg:height="12.276cm" svg:x="2.857cm" svg:y="5.927cm" presentation:class="outline" presentation:user-transformed="true">
          <draw:text-box>
            <text:list text:style-name="L3">
              <text:list-item>
                <text:p text:style-name="P6"><text:span text:style-name="T2">The condition codes of the processor are stored in the EFLAGS register </text:span></text:p>
              </text:list-item>
              <text:list-item>
                <text:p text:style-name="P6"><text:span text:style-name="T2">They consist of individual bits indicating either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9">The mode of operation of the CPU. Ex:</text:span></text:p>
                    <text:list>
                      <text:list-item>
                        <text:list>
                          <text:list-item>
                            <text:p text:style-name="P14"><text:span text:style-name="T12">DF: indicates if arrays are processed in the direction of increasing address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6"><text:span text:style-name="T19">The outcome of an arithmetic operation. Ex:</text:span></text:p>
                    <text:list>
                      <text:list-item>
                        <text:list>
                          <text:list-item>
                            <text:p text:style-name="P3"><text:span text:style-name="T2">ZF: indicates if the result is zero</text:span></text:p>
                          </text:list-item>
                          <text:list-item>
                            <text:p text:style-name="P3"><text:span text:style-name="T2">SF: indicates if the result is negative</text:span></text:p>
                          </text:list-item>
                          <text:list-item>
                            <text:p text:style-name="P3"><text:span text:style-name="T2">CF: indicates if there is an unsigned overflow</text:span></text:p>
                          </text:list-item>
                          <text:list-item>
                            <text:p text:style-name="P3"><text:span text:style-name="T2">OF: indicates if there is a signed overflow</text:span></text:p>
                          </text:list-item>
                        </text:list>
                      </text:list-item>
                    </text:list>
                    <text:p text:style-name="P6"><text:span text:style-name="T2"/></text:p>
                  </text:list-item>
                </text:list>
              </text:list-item>
            </text:list>
          </draw:text-box>
        </draw:frame>
        <draw:custom-shape draw:style-name="gr7" draw:text-style-name="P2" draw:layer="layout" svg:width="3.175cm" svg:height="1.023cm" svg:x="5.927cm" svg:y="3.81cm">
          <text:list text:style-name="L6">
            <text:list-header>
              <text:p text:style-name="P8"><text:span text:style-name="T16">E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7.408cm" svg:height="1.27cm" svg:x="9.525cm" svg:y="3.598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13.335cm" svg:y1="3.598cm" svg:x2="13.335cm" svg:y2="4.868cm">
          <text:p/>
        </draw:line>
        <draw:custom-shape draw:style-name="gr1" draw:text-style-name="P2" draw:layer="layout" svg:width="2.585cm" svg:height="1.023cm" svg:x="13.974cm" svg:y="3.81cm">
          <text:list text:style-name="L6">
            <text:list-header>
              <text:p text:style-name="P8"><text:span text:style-name="T16">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052cm" svg:height="0.853cm" svg:x="9.316cm" svg:y="2.752cm">
          <text:list text:style-name="L6">
            <text:list-header>
              <text:p text:style-name="P8"><text:span text:style-name="T17">3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777cm" svg:height="0.853cm" svg:x="16.091cm" svg:y="2.752cm">
          <text:list text:style-name="L6">
            <text:list-header>
              <text:p text:style-name="P8"><text:span text:style-name="T1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052cm" svg:height="0.853cm" svg:x="13.126cm" svg:y="2.752cm">
          <text:list text:style-name="L6">
            <text:list-header>
              <text:p text:style-name="P8"><text:span text:style-name="T18">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17cm" svg:height="9.988cm" svg:x="3.484cm" svg:y="1.998cm" draw:page-number="13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Segment Registers" draw:style-name="dp1" draw:master-page-name="Default" presentation:presentation-page-layout-name="AL3T4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Segment Registers</text:span></text:p>
              </text:list-header>
            </text:list>
          </draw:text-box>
        </draw:frame>
        <draw:frame presentation:style-name="pr5" draw:text-style-name="P2" draw:layer="layout" svg:width="10.742cm" svg:height="13.759cm" svg:x="2.858cm" svg:y="3.597cm" presentation:class="outline" presentation:user-transformed="true">
          <draw:text-box>
            <text:list text:style-name="L3">
              <text:list-item>
                <text:p text:style-name="P3"><text:span text:style-name="T20">Each program is subdivided into logical parts called SEGMENTS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21">Code segment (CS)</text:span></text:p>
                  </text:list-item>
                  <text:list-item>
                    <text:p text:style-name="P3"><text:span text:style-name="T21">Stack segment (SS)</text:span></text:p>
                  </text:list-item>
                  <text:list-item>
                    <text:p text:style-name="P3"><text:span text:style-name="T21">Data segments (DS, ES, FS, and GS)</text:span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20"/></text:p>
              </text:list-header>
              <text:list-item>
                <text:p text:style-name="P3"><text:span text:style-name="T20">Segment registers hold the “base address” of these program segments</text:span></text:p>
              </text:list-item>
              <text:list-item>
                <text:p text:style-name="P3"><text:span text:style-name="T20">Segment registers are 16-bit wide</text:span></text:p>
              </text:list-item>
            </text:list>
            <text:list text:style-name="L5">
              <text:list-header>
                <text:p text:style-name="P17"><text:span text:style-name="T20"/></text:p>
              </text:list-header>
            </text:list>
          </draw:text-box>
        </draw:frame>
        <draw:frame draw:style-name="gr9" draw:text-style-name="P15" draw:layer="layout" svg:width="6.826cm" svg:height="9.737cm" svg:x="16.087cm" svg:y="5.715cm">
          <draw:image xlink:href="Pictures/200000AA000012C000001ABF7676082E.wmf" xlink:type="simple" xlink:show="embed" xlink:actuate="onLoad">
            <text:p/>
          </draw:image>
        </draw:frame>
        <draw:custom-shape draw:style-name="gr1" draw:text-style-name="P2" draw:layer="layout" svg:width="1.383cm" svg:height="1.023cm" svg:x="18.42cm" svg:y="5.927cm">
          <text:list text:style-name="L6">
            <text:list-header>
              <text:p text:style-name="P8"><text:span text:style-name="T15">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49cm" svg:height="1.023cm" svg:x="18.419cm" svg:y="7.62cm">
          <text:list text:style-name="L6">
            <text:list-header>
              <text:p text:style-name="P8"><text:span text:style-name="T15">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83cm" svg:height="1.023cm" svg:x="18.42cm" svg:y="9.102cm">
          <text:list text:style-name="L6">
            <text:list-header>
              <text:p text:style-name="P8"><text:span text:style-name="T15">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49cm" svg:height="1.023cm" svg:x="18.419cm" svg:y="10.583cm">
          <text:list text:style-name="L6">
            <text:list-header>
              <text:p text:style-name="P8"><text:span text:style-name="T15">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315cm" svg:height="1.023cm" svg:x="18.419cm" svg:y="12.065cm">
          <text:list text:style-name="L6">
            <text:list-header>
              <text:p text:style-name="P8"><text:span text:style-name="T15">F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21cm" svg:height="1.023cm" svg:x="18.419cm" svg:y="13.547cm">
          <text:list text:style-name="L6">
            <text:list-header>
              <text:p text:style-name="P8"><text:span text:style-name="T15">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17cm" svg:height="9.988cm" svg:x="3.484cm" svg:y="1.998cm" draw:page-number="14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Logical and Physical Addresses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Logical and Physical Addresses</text:span></text:p>
              </text:list-header>
            </text:list>
          </draw:text-box>
        </draw:frame>
        <draw:frame presentation:style-name="pr17" draw:text-style-name="P2" draw:layer="layout" svg:width="22.225cm" svg:height="14.817cm" svg:x="2.539cm" svg:y="3.174cm" presentation:class="outline" presentation:user-transformed="true">
          <draw:text-box>
            <text:list text:style-name="L3">
              <text:list-item>
                <text:p text:style-name="P10"><text:span text:style-name="T2">Addresses specify the location of instructions and data</text:span></text:p>
              </text:list-item>
              <text:list-item>
                <text:p text:style-name="P10"><text:span text:style-name="T2">Addresses that specify an absolute location in main memory are </text:span><text:span text:style-name="T9">physical address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They appear on the address bus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Addresses that specify a location relative to a point in the program are </text:span><text:span text:style-name="T9">logical (or virtual) address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They are addresses used in the code and are independent of the structure of main memory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Each logical address for the x86 consist of 2 part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A </text:span><text:span text:style-name="T22">segment number</text:span><text:span text:style-name="T2"> used to specify a (logical) part of the program</text:span></text:p>
                  </text:list-item>
                  <text:list-item>
                    <text:p text:style-name="P10"><text:span text:style-name="T2">A </text:span><text:span text:style-name="T22">offset number</text:span><text:span text:style-name="T2"> used specify a location relative to the beginning of the segment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</draw:text-box>
        </draw:frame>
        <presentation:notes draw:style-name="dp2">
          <draw:page-thumbnail draw:layer="layout" svg:width="13.317cm" svg:height="9.988cm" svg:x="3.484cm" svg:y="1.998cm" draw:page-number="15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Address Translation and Running Modes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Address Translation and Running Modes</text:span></text:p>
              </text:list-header>
            </text:list>
          </draw:text-box>
        </draw:frame>
        <draw:frame presentation:style-name="pr5" draw:text-style-name="P2" draw:layer="layout" svg:width="21.907cm" svg:height="13.759cm" svg:x="2.857cm" svg:y="3.597cm" presentation:class="outline" presentation:user-transformed="true">
          <draw:text-box>
            <text:list text:style-name="L3">
              <text:list-item>
                <text:p text:style-name="P6"><text:span text:style-name="T2">The translation from logical to physical addresses is done at run time</text:span></text:p>
                <text:p text:style-name="P6"><text:span text:style-name="T2"/></text:p>
              </text:list-item>
              <text:list-item>
                <text:p text:style-name="P6"><text:span text:style-name="T2">The way in which this address translation is done depends on the running mode of the x86</text:span></text:p>
                <text:p text:style-name="P6"><text:span text:style-name="T2"/></text:p>
              </text:list-item>
              <text:list-item>
                <text:p text:style-name="P6"><text:span text:style-name="T2">Two different running modes exist for the x86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Real mode</text:span><text:span text:style-name="T2"> (supported by every x86)</text:span></text:p>
                  </text:list-item>
                  <text:list-item>
                    <text:p text:style-name="P6"><text:span text:style-name="T9">Protected mode</text:span><text:span text:style-name="T2"> (all x86 except the 8086)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layer="layout" svg:width="13.317cm" svg:height="9.988cm" svg:x="3.484cm" svg:y="1.998cm" draw:page-number="16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Address Translation in Real Mode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Address Translation in Real Mode</text:span></text:p>
              </text:list-header>
            </text:list>
          </draw:text-box>
        </draw:frame>
        <draw:frame presentation:style-name="pr5" draw:text-style-name="P2" draw:layer="layout" svg:width="21.907cm" svg:height="13.759cm" svg:x="2.857cm" svg:y="3.597cm" presentation:class="outline" presentation:user-transformed="true">
          <draw:text-box>
            <text:list text:style-name="L3">
              <text:list-item>
                <text:p text:style-name="P6"><text:span text:style-name="T2">The 16-bit segment number (contained in a segment register) is first multiplied by 16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Ex: if CS contains 15A6h (in hexadecimal), we obtain the 20-bit value 15A60h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Then we add to this a 16-bit offset number to obtain a 20-bit physical addres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Ex: if the offset number is 0012h, we obtain the physical address 15A60h + 0012h = 15A72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17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Characteristics of (Archaic) Real Mode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Characteristics of (Archaic) Real Mode</text:span></text:p>
              </text:list-header>
            </text:list>
          </draw:text-box>
        </draw:frame>
        <draw:frame presentation:style-name="pr18" draw:text-style-name="P2" draw:layer="layout" svg:width="21.907cm" svg:height="12.912cm" svg:x="2.857cm" svg:y="4.445cm" presentation:class="outline" presentation:user-transformed="true">
          <draw:text-box>
            <text:list text:style-name="L3">
              <text:list-item>
                <text:p text:style-name="P6"><text:span text:style-name="T2">Can address only up to 1MB of physical memory</text:span></text:p>
              </text:list-item>
              <text:list-item>
                <text:p text:style-name="P6"><text:span text:style-name="T2">Does not support multitasking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Only 1 process at a time is active 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No protection is provided: a program can write anywhere (and corrupt the operating system)</text:span></text:p>
              </text:list-item>
              <text:list-item>
                <text:p text:style-name="P6"><text:span text:style-name="T2">The 8086 runs only in this mode</text:span></text:p>
              </text:list-item>
              <text:list-item>
                <text:p text:style-name="P6"><text:span text:style-name="T2">DOS is a real-mode operating system</text:span></text:p>
              </text:list-item>
              <text:list-item>
                <text:p text:style-name="P6"><text:span text:style-name="T2">Our programs will not run in this archaic mod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They will run in protected mode which does not suffer any of these limitations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2"/></text:p>
              </text:list-header>
            </text:list>
          </draw:text-box>
        </draw:frame>
        <presentation:notes draw:style-name="dp2">
          <draw:page-thumbnail draw:layer="layout" svg:width="13.317cm" svg:height="9.988cm" svg:x="3.484cm" svg:y="1.998cm" draw:page-number="18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Address Translation in Protected Mode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Address Translation in Protected Mode</text:span></text:p>
              </text:list-header>
            </text:list>
          </draw:text-box>
        </draw:frame>
        <draw:frame presentation:style-name="pr5" draw:text-style-name="P2" draw:layer="layout" svg:width="21.907cm" svg:height="13.759cm" svg:x="2.857cm" svg:y="3.597cm" presentation:class="outline" presentation:user-transformed="true">
          <draw:text-box>
            <text:list text:style-name="L3">
              <text:list-item>
                <text:p text:style-name="P3"><text:span text:style-name="T4">The logical/virtual address of a referenced word is given by a pair of numbers (segment, offset)</text:span></text:p>
              </text:list-item>
              <text:list-item>
                <text:p text:style-name="P3"><text:span text:style-name="T4">The segment number is contained in a segment register and is used to select (or index) an entry in a segment table (called a </text:span><text:span text:style-name="T23">descriptor table</text:span><text:span text:style-name="T4">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Hence, a segment resister is also called a </text:span><text:span text:style-name="T23">selector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The selected entry (the descriptor) contains the base address and length of the referenced segment</text:span></text:p>
              </text:list-item>
              <text:list-item>
                <text:p text:style-name="P3"><text:span text:style-name="T4">The 32-bit base address is added to the 32-bit offset to form a 32-bit </text:span><text:span text:style-name="T23">linear address (P1,P2,D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P1 indexes a directory page table (in memory) to obtain the base address of a second page table which is indexed by P2 to give the physical address of the referenced wo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19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Intel 386  Address  Translation" draw:style-name="dp1" draw:master-page-name="Default" presentation:presentation-page-layout-name="AL4T19">
        <draw:frame presentation:style-name="pr19" draw:text-style-name="P2" draw:layer="layout" svg:width="6.35cm" svg:height="3.455cm" svg:x="1.27cm" svg:y="0.918cm" presentation:class="title" presentation:user-transformed="true">
          <draw:text-box>
            <text:list text:style-name="L1">
              <text:list-header>
                <text:p text:style-name="P5"><text:span text:style-name="T2">Intel 386 </text:span><text:span text:style-name="T2"><text:line-break/></text:span><text:span text:style-name="T2">Address </text:span><text:span text:style-name="T2"><text:line-break/></text:span><text:span text:style-name="T2">Translation</text:span></text:p>
              </text:list-header>
            </text:list>
          </draw:text-box>
        </draw:frame>
        <draw:frame draw:style-name="gr10" draw:layer="layout" svg:width="16.488cm" svg:height="16.541cm" svg:x="8.043cm" svg:y="1.693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2" draw:layer="layout" svg:width="1.277cm" svg:height="1.023cm" svg:x="13.763cm" svg:y="7.832cm">
          <text:list text:style-name="L6">
            <text:list-header>
              <text:p text:style-name="P8"><text:span text:style-name="T15">P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277cm" svg:height="1.023cm" svg:x="15.245cm" svg:y="7.832cm">
          <text:list text:style-name="L6">
            <text:list-header>
              <text:p text:style-name="P8"><text:span text:style-name="T15">P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59cm" svg:height="1.023cm" svg:x="17.785cm" svg:y="7.832cm">
          <text:list text:style-name="L6">
            <text:list-header>
              <text:p text:style-name="P8"><text:span text:style-name="T15">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17cm" svg:height="9.988cm" svg:x="3.484cm" svg:y="1.998cm" draw:page-number="20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The FLAT Memory Model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The FLAT Memory Model</text:span></text:p>
              </text:list-header>
            </text:list>
          </draw:text-box>
        </draw:frame>
        <draw:frame presentation:style-name="pr5" draw:text-style-name="P2" draw:layer="layout" svg:width="21.907cm" svg:height="13.759cm" svg:x="2.857cm" svg:y="3.597cm" presentation:class="outline" presentation:user-transformed="true">
          <draw:text-box>
            <text:list text:style-name="L3">
              <text:list-item>
                <text:p text:style-name="P3"><text:span text:style-name="T4">The segmentation part is “effectively disabled” when the base address of each segment descriptor is the same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Each selector then points to the same segment so that code, data, and stack share the same segment</text:span></text:p>
                  </text:list-item>
                  <text:list-item>
                    <text:p text:style-name="P3"><text:span text:style-name="T4">Protection bits (read-only, read-write) in each descriptor can still be used</text:span></text:p>
                  </text:list-item>
                  <text:list-item>
                    <text:p text:style-name="P3"><text:span text:style-name="T4">Done by Windows 95/98/NT, Linux, FreeBSD…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The offset part of the logical address is then equivalent to the linear address (P1,P2,D).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Only the offset part of the logical address is used to specify the location of a referenced word</text:span></text:p>
                  </text:list-item>
                  <text:list-item>
                    <text:p text:style-name="P3"><text:span text:style-name="T4">The address space is then said to be FLAT</text:span></text:p>
                  </text:list-item>
                  <text:list-item>
                    <text:p text:style-name="P3"><text:span text:style-name="T4">All our programs will use the FLAT memory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21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Memory Units for the x86" draw:style-name="dp1" draw:master-page-name="Default" presentation:presentation-page-layout-name="AL2T1">
        <draw:frame presentation:style-name="pr4" draw:text-style-name="P2" draw:layer="layout" svg:width="21.903cm" svg:height="2.674cm" svg:x="2.962cm" svg:y="0.422cm" presentation:class="title" presentation:user-transformed="true">
          <draw:text-box>
            <text:list text:style-name="L1">
              <text:list-header>
                <text:p text:style-name="P5">Memory Units for the x86</text:p>
              </text:list-header>
            </text:list>
          </draw:text-box>
        </draw:frame>
        <draw:frame presentation:style-name="pr20" draw:text-style-name="P2" draw:layer="layout" svg:width="21.907cm" svg:height="13.335cm" svg:x="2.857cm" svg:y="4.021cm" presentation:class="outline" presentation:user-transformed="true">
          <draw:text-box>
            <text:list text:style-name="L3">
              <text:list-item>
                <text:p text:style-name="P6">The smallest addressable unit is the BYTE </text:p>
              </text:list-item>
            </text:list>
            <text:list text:style-name="L4">
              <text:list-item>
                <text:list>
                  <text:list-item>
                    <text:p text:style-name="P6">1 byte = 8 bits</text:p>
                  </text:list-item>
                </text:list>
              </text:list-item>
            </text:list>
            <text:list text:style-name="L3">
              <text:list-header>
                <text:p text:style-name="P6"/>
              </text:list-header>
              <text:list-item>
                <text:p text:style-name="P6">For the x86, the following units are used</text:p>
              </text:list-item>
            </text:list>
            <text:list text:style-name="L4">
              <text:list-item>
                <text:list>
                  <text:list-item>
                    <text:p text:style-name="P6">1 word = 2 bytes</text:p>
                  </text:list-item>
                  <text:list-item>
                    <text:p text:style-name="P6">1 double word = 2 words (= 32 bits)</text:p>
                  </text:list-item>
                  <text:list-item>
                    <text:p text:style-name="P6">1 quad word = 2 double word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22" presentation:class="page"/>
          <draw:frame presentation:style-name="pr21" draw:layer="layout" svg:width="14.879cm" svg:height="12.01cm" svg:x="2.702cm" svg:y="12.651cm" presentation:class="notes" presentation:placeholder="true">
            <draw:text-box/>
          </draw:frame>
        </presentation:notes>
      </draw:page>
      <draw:page draw:name="Data Representation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Data Representation</text:p>
              </text:list-header>
            </text:list>
          </draw:text-box>
        </draw:frame>
        <draw:frame presentation:style-name="pr22" draw:text-style-name="P2" draw:layer="layout" svg:width="21.59cm" svg:height="11.937cm" svg:x="2.963cm" svg:y="3.725cm" presentation:class="outline" presentation:user-transformed="true">
          <draw:text-box>
            <text:list text:style-name="L3">
              <text:list-item>
                <text:p text:style-name="P6">To obtain the <text:span text:style-name="T24">value</text:span> contained in a block of memory we need to choose an <text:span text:style-name="T25">interpretation </text:span></text:p>
                <text:p text:style-name="P6"><text:span text:style-name="T25"/></text:p>
              </text:list-item>
              <text:list-item>
                <text:p text:style-name="P6">Ex: memory content 0100 0001 can either represent:</text:p>
              </text:list-item>
            </text:list>
            <text:list text:style-name="L4">
              <text:list-item>
                <text:list>
                  <text:list-item>
                    <text:p text:style-name="P6">The number <text:s/></text:p>
                  </text:list-item>
                  <text:list-item>
                    <text:p text:style-name="P6">Or the ASCII code of character “A”</text:p>
                  </text:list-item>
                </text:list>
              </text:list-item>
            </text:list>
            <text:list text:style-name="L3">
              <text:list-header>
                <text:p text:style-name="P6"/>
              </text:list-header>
              <text:list-item>
                <text:p text:style-name="P6">Only the programmer can provide a interpretation</text:p>
              </text:list-item>
            </text:list>
          </draw:text-box>
        </draw:frame>
        <draw:frame draw:style-name="gr11" draw:layer="layout" svg:width="4.233cm" svg:height="1.279cm" svg:x="10.372cm" svg:y="9.31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3.317cm" svg:height="9.988cm" svg:x="3.484cm" svg:y="1.998cm" draw:page-number="23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Character Representation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Character Representation</text:p>
              </text:list-header>
            </text:list>
          </draw:text-box>
        </draw:frame>
        <draw:frame presentation:style-name="pr23" draw:text-style-name="P2" draw:layer="layout" svg:width="22.543cm" svg:height="13.547cm" svg:x="2.539cm" svg:y="3.809cm" presentation:class="outline" presentation:user-transformed="true">
          <draw:text-box>
            <text:list text:style-name="L3">
              <text:list-item>
                <text:p text:style-name="P6"><text:span text:style-name="T2">Each character is represented by a 7-bit code called the </text:span><text:span text:style-name="T9">ASCII code</text:span><text:span text:style-name="T2"> </text:span></text:p>
              </text:list-item>
              <text:list-item>
                <text:p text:style-name="P6"><text:span text:style-name="T2">ASCII codes run from 00h to 7Fh (h = hexadecimal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Only codes from 20h to 7Eh represent printable characters. The rest are control codes (used for printing, transmission…)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An extended character set is obtained by setting the most significant bit (MSB) to 1 (codes 80h to FFh) so that each character is stored in 1 byt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This part of the code depends on the OS used</text:span></text:p>
                    <text:list>
                      <text:list-item>
                        <text:p text:style-name="P3"><text:span text:style-name="T2">For Windows: we find accentuated characters, Greek symbols and some graphic characters</text:span></text:p>
                      </text:list-item>
                    </text:list>
                    <text:p text:style-name="P6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24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The ASCII Character Set " draw:style-name="dp1" draw:master-page-name="Default" presentation:presentation-page-layout-name="AL4T19">
        <draw:frame presentation:style-name="pr24" draw:text-style-name="P2" draw:layer="layout" svg:width="14.393cm" svg:height="1.906cm" svg:x="5.926cm" svg:y="0.634cm" presentation:class="title" presentation:user-transformed="true">
          <draw:text-box>
            <text:list text:style-name="L1">
              <text:list-header>
                <text:p text:style-name="P5">The ASCII Character Set </text:p>
              </text:list-header>
            </text:list>
          </draw:text-box>
        </draw:frame>
        <draw:frame draw:style-name="gr12" draw:layer="layout" svg:width="20.108cm" svg:height="10.694cm" svg:x="3.175cm" svg:y="2.963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3" draw:text-style-name="P2" draw:layer="layout" svg:width="22.013cm" svg:height="3.175cm" svg:x="2.54cm" svg:y="15.028cm">
          <text:list text:style-name="L8">
            <text:list-item>
              <text:p text:style-name="P18"><text:span text:style-name="T26">CR = “carriage return” (Windows: move to beginning of line)</text:span></text:p>
            </text:list-item>
            <text:list-item>
              <text:p text:style-name="P18"><text:span text:style-name="T26">LF = “line feed” (Windows: move directly one line below)</text:span></text:p>
            </text:list-item>
            <text:list-item>
              <text:p text:style-name="P19"><text:span text:style-name="T26">SPC = “blank space” </text:span><text:span text:style-name="T27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4cm" svg:y="1.998cm" draw:page-number="25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Text Files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Text Files</text:p>
              </text:list-header>
            </text:list>
          </draw:text-box>
        </draw:frame>
        <draw:frame presentation:style-name="pr25" draw:text-style-name="P2" draw:layer="layout" svg:width="21.907cm" svg:height="13.758cm" svg:x="2.857cm" svg:y="3.175cm" presentation:class="outline" presentation:user-transformed="true">
          <draw:text-box>
            <text:list text:style-name="L3">
              <text:list-item>
                <text:p text:style-name="P6">These are files containing only ASCII characters</text:p>
                <text:p text:style-name="P6"/>
              </text:list-item>
              <text:list-item>
                <text:p text:style-name="P6">But different conventions are used for indicating an “end-of line”</text:p>
              </text:list-item>
            </text:list>
            <text:list text:style-name="L4">
              <text:list-item>
                <text:list>
                  <text:list-item>
                    <text:p text:style-name="P6">Windows: &lt;CR&gt;+&lt;LF&gt;</text:p>
                  </text:list-item>
                  <text:list-item>
                    <text:p text:style-name="P6">UNIX: &lt;LF&gt;</text:p>
                  </text:list-item>
                  <text:list-item>
                    <text:p text:style-name="P6">MAC: &lt;CR&gt;</text:p>
                  </text:list-item>
                </text:list>
              </text:list-item>
            </text:list>
            <text:list text:style-name="L3">
              <text:list-header>
                <text:p text:style-name="P6"/>
              </text:list-header>
              <text:list-item>
                <text:p text:style-name="P6">This is at the origin of many problems encountered during transfers of text files from one system to another </text:p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26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Number Systems" draw:style-name="dp1" draw:master-page-name="Default" presentation:presentation-page-layout-name="AL2T1">
        <draw:frame presentation:style-name="pr26" draw:text-style-name="P2" draw:layer="layout" svg:width="12.277cm" svg:height="2.329cm" svg:x="2.962cm" svg:y="0.635cm" presentation:class="title" presentation:user-transformed="true">
          <draw:text-box>
            <text:list text:style-name="L1">
              <text:list-header>
                <text:p text:style-name="P5">Number Systems</text:p>
              </text:list-header>
            </text:list>
          </draw:text-box>
        </draw:frame>
        <draw:frame presentation:style-name="pr27" draw:text-style-name="P2" draw:layer="layout" svg:width="21.908cm" svg:height="14.182cm" svg:x="2.963cm" svg:y="4.233cm" presentation:class="outline" presentation:user-transformed="true">
          <draw:text-box>
            <text:list text:style-name="L3">
              <text:list-item>
                <text:p text:style-name="P14"><text:span text:style-name="T13">A written number is meaningful only with respect to a </text:span><text:span text:style-name="T28">base</text:span></text:p>
                <text:p text:style-name="P14"><text:span text:style-name="T13"/></text:p>
              </text:list-item>
              <text:list-item>
                <text:p text:style-name="P14"><text:span text:style-name="T13">To tell the assembler which base we us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Hexadecimal 25 is written as 25h</text:span></text:p>
                  </text:list-item>
                  <text:list-item>
                    <text:p text:style-name="P6"><text:span text:style-name="T14">Octal 25 is written as 25o or 25q </text:span></text:p>
                  </text:list-item>
                  <text:list-item>
                    <text:p text:style-name="P6"><text:span text:style-name="T14">Binary 1010 is written as 1010b</text:span></text:p>
                  </text:list-item>
                  <text:list-item>
                    <text:p text:style-name="P6"><text:span text:style-name="T14">Decimal 1010 is written as 1010 or 1010d</text:span></text:p>
                    <text:p text:style-name="P6"><text:span text:style-name="T14"/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3">You already know how to convert from one base to another (if not, review 1</text:span><text:span text:style-name="T29">st</text:span><text:span text:style-name="T13"> year class notes)</text:span></text:p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27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Integer Representations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Integer Representations</text:span></text:p>
              </text:list-header>
            </text:list>
          </draw:text-box>
        </draw:frame>
        <draw:frame presentation:style-name="pr5" draw:text-style-name="P2" draw:layer="layout" svg:width="21.907cm" svg:height="13.759cm" svg:x="2.857cm" svg:y="3.597cm" presentation:class="outline" presentation:user-transformed="true">
          <draw:text-box>
            <text:list text:style-name="L3">
              <text:list-item>
                <text:p text:style-name="P6"><text:span text:style-name="T2">Two different representations exists for integers</text:span></text:p>
                <text:p text:style-name="P6"><text:span text:style-name="T2"/></text:p>
              </text:list-item>
              <text:list-item>
                <text:p text:style-name="P6"><text:span text:style-name="T2">The </text:span><text:span text:style-name="T9">signed representation</text:span><text:span text:style-name="T2">: in that case the most significant bit (MSB) represents the sig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Positive number (or zero) if MSB = 0</text:span></text:p>
                  </text:list-item>
                  <text:list-item>
                    <text:p text:style-name="P6"><text:span text:style-name="T2">Negative number if MSB = 1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The </text:span><text:span text:style-name="T9">unsigned representation</text:span><text:span text:style-name="T2">: in that case all the bits are used to represent a </text:span><text:span text:style-name="T30">magnitude</text:span><text:span text:style-name="T2">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It is thus always a positive number or zero 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layer="layout" svg:width="13.317cm" svg:height="9.988cm" svg:x="3.484cm" svg:y="1.998cm" draw:page-number="28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Twos Complement Notation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Twos Complement Notation</text:p>
              </text:list-header>
            </text:list>
          </draw:text-box>
        </draw:frame>
        <draw:frame presentation:style-name="pr10" draw:text-style-name="P2" draw:layer="layout" svg:width="21.907cm" svg:height="15.028cm" svg:x="2.857cm" svg:y="3.175cm" presentation:class="outline" presentation:user-transformed="true">
          <draw:text-box>
            <text:list text:style-name="L3">
              <text:list-item>
                <text:p text:style-name="P3"><text:span text:style-name="T31">Used to represent negative numbers in the signed representation</text:span></text:p>
              </text:list-item>
              <text:list-item>
                <text:p text:style-name="P3"><text:span text:style-name="T31">The twos complement of a number X, denoted by NEG(X), is obtained by complementing all its bits and adding +1</text:span></text:p>
              </text:list-item>
              <text:list-item>
                <text:p text:style-name="P3"><text:span text:style-name="T31">Hence, by definition: NEG(X) = NOT(X) + 1</text:span></text:p>
              </text:list-item>
            </text:list>
            <text:list text:style-name="L9">
              <text:list-item>
                <text:list>
                  <text:list-header>
                    <text:p text:style-name="P20"><text:span text:style-name="T13">Ex: NEG(10) = NOT(10) + 1</text:span></text:p>
                    <text:p text:style-name="P21"><text:span text:style-name="T13"><text:tab/></text:span><text:span text:style-name="T13"><text:tab/></text:span><text:span text:style-name="T13"><text:tab/></text:span><text:span text:style-name="T13">= NOT(0000 1010b) + 1 </text:span></text:p>
                    <text:p text:style-name="P21"><text:span text:style-name="T13"><text:tab/></text:span><text:span text:style-name="T13"><text:tab/></text:span><text:span text:style-name="T13"><text:tab/></text:span><text:span text:style-name="T13">= (1111 0101b) + 1 = 1111 0110b </text:span></text:p>
                    <text:p text:style-name="P21"><text:span text:style-name="T13"><text:tab/></text:span><text:span text:style-name="T13"><text:tab/></text:span><text:span text:style-name="T13"><text:tab/></text:span><text:span text:style-name="T13">= NEG(10) = -10</text:span></text:p>
                  </text:list-header>
                </text:list>
              </text:list-item>
            </text:list>
            <text:list text:style-name="L3">
              <text:list-item>
                <text:p text:style-name="P3"><text:span text:style-name="T31">We always have: X + NEG(X) = 0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1">i.e. NEG(X) is the additive inverse of X 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1">To perform the difference X - Y: 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3">the machine executes the addition X + NEG(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29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Twos Complement Notation (Cont.)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<text:span text:style-name="T2">Twos Complement Notation (Cont.)</text:span></text:p>
              </text:list-header>
            </text:list>
          </draw:text-box>
        </draw:frame>
        <draw:frame presentation:style-name="pr5" draw:text-style-name="P2" draw:layer="layout" svg:width="21.907cm" svg:height="13.759cm" svg:x="2.857cm" svg:y="3.597cm" presentation:class="outline" presentation:user-transformed="true">
          <draw:text-box>
            <text:list text:style-name="L3">
              <text:list-item>
                <text:p text:style-name="P14"><text:span text:style-name="T12">Note that we have</text:span><text:span text:style-name="T4"> NEG(10) = </text:span><text:span text:style-name="T12">1111 0110b when we use 1 byte of storage</text:span></text:p>
              </text:list-item>
              <text:list-item>
                <text:p text:style-name="P14"><text:span text:style-name="T12">But NEG(10) = 1111 1111 1111 0110b when we use 1 word of storage</text:span></text:p>
              </text:list-item>
              <text:list-item>
                <text:p text:style-name="P14"><text:span text:style-name="T12">Exercise: compute the twos complement of the following numbers and mention if there is an overflow (i.e. when the given storage is not large enough to hold the result)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2">A) 16 on 1 byte of storage</text:span></text:p>
                  </text:list-item>
                  <text:list-item>
                    <text:p text:style-name="P14"><text:span text:style-name="T12">B) -16 on 1 byte of storage</text:span></text:p>
                  </text:list-item>
                  <text:list-item>
                    <text:p text:style-name="P14"><text:span text:style-name="T12">C) -128 on 1 byte of storage</text:span></text:p>
                  </text:list-item>
                  <text:list-item>
                    <text:p text:style-name="P14"><text:span text:style-name="T12">D) -128 on 1 word of storage</text:span></text:p>
                  </text:list-item>
                  <text:list-item>
                    <text:p text:style-name="P14"><text:span text:style-name="T12">E) 0 on 1 word of storag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30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Maximum and Minimum Values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Maximum and Minimum Values</text:p>
              </text:list-header>
            </text:list>
          </draw:text-box>
        </draw:frame>
        <draw:frame presentation:style-name="pr5" draw:text-style-name="P2" draw:layer="layout" svg:width="21.907cm" svg:height="13.759cm" svg:x="2.857cm" svg:y="3.597cm" presentation:class="outline" presentation:user-transformed="true">
          <draw:text-box>
            <text:list text:style-name="L3">
              <text:list-item>
                <text:p text:style-name="P6">The MSB of a signed integer is used for its sign </text:p>
              </text:list-item>
            </text:list>
            <text:list text:style-name="L4">
              <text:list-item>
                <text:list>
                  <text:list-item>
                    <text:p text:style-name="P6">fewer bits are left for its magnitude</text:p>
                  </text:list-item>
                </text:list>
              </text:list-item>
            </text:list>
            <text:list text:style-name="L3">
              <text:list-item>
                <text:p text:style-name="P6">Ex: for a signed byte</text:p>
              </text:list-item>
            </text:list>
            <text:list text:style-name="L4">
              <text:list-item>
                <text:list>
                  <text:list-item>
                    <text:p text:style-name="P6">smallest positive = 0000 0000b</text:p>
                  </text:list-item>
                  <text:list-item>
                    <text:p text:style-name="P6">largest positive = 0111 1111b = 127</text:p>
                  </text:list-item>
                  <text:list-item>
                    <text:p text:style-name="P6">largest negative = -1 = 1111 1111b</text:p>
                  </text:list-item>
                  <text:list-item>
                    <text:p text:style-name="P6">smallest negative = 1000 0000b = -128</text:p>
                  </text:list-item>
                </text:list>
              </text:list-item>
            </text:list>
            <text:list text:style-name="L3">
              <text:list-item>
                <text:p text:style-name="P6">Exercise: give the smallest and largest positive and negative values for </text:p>
              </text:list-item>
            </text:list>
            <text:list text:style-name="L4">
              <text:list-item>
                <text:list>
                  <text:list-item>
                    <text:p text:style-name="P6">A) a signed word</text:p>
                  </text:list-item>
                  <text:list-item>
                    <text:p text:style-name="P6">B) a signed double word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31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draw:page draw:name="Signed and Unsigned Interpretation" draw:style-name="dp1" draw:master-page-name="Default" presentation:presentation-page-layout-name="AL2T1">
        <draw:frame presentation:style-name="pr7" draw:text-style-name="P2" draw:layer="layout" svg:width="21.903cm" svg:height="2.33cm" svg:x="2.751cm" svg:y="0.422cm" presentation:class="title" presentation:user-transformed="true">
          <draw:text-box>
            <text:list text:style-name="L1">
              <text:list-header>
                <text:p text:style-name="P5">Signed and Unsigned Interpretation</text:p>
              </text:list-header>
            </text:list>
          </draw:text-box>
        </draw:frame>
        <draw:frame presentation:style-name="pr5" draw:text-style-name="P2" draw:layer="layout" svg:width="21.907cm" svg:height="13.759cm" svg:x="2.857cm" svg:y="3.597cm" presentation:class="outline" presentation:user-transformed="true">
          <draw:text-box>
            <text:list text:style-name="L3">
              <text:list-item>
                <text:p text:style-name="P6"><text:span text:style-name="T32">To obtain the value of a integer in memory we need to chose an interpretation</text:span></text:p>
                <text:p text:style-name="P6"/>
              </text:list-item>
              <text:list-item>
                <text:p text:style-name="P6">Ex: a byte of memory containing 1111 1111 can represent either one of these numbers:</text:p>
              </text:list-item>
            </text:list>
            <text:list text:style-name="L4">
              <text:list-item>
                <text:list>
                  <text:list-item>
                    <text:p text:style-name="P6">-1 if a signed interpretation is used</text:p>
                  </text:list-item>
                  <text:list-item>
                    <text:p text:style-name="P6">255 if an unsigned interpretation is used</text:p>
                  </text:list-item>
                </text:list>
              </text:list-item>
            </text:list>
            <text:list text:style-name="L3">
              <text:list-header>
                <text:p text:style-name="P6"/>
              </text:list-header>
              <text:list-item>
                <text:p text:style-name="P6">Only the programmer can provide an interpretation of the content of memory</text:p>
              </text:list-item>
            </text:list>
          </draw:text-box>
        </draw:frame>
        <presentation:notes draw:style-name="dp2">
          <draw:page-thumbnail draw:layer="layout" svg:width="13.317cm" svg:height="9.988cm" svg:x="3.484cm" svg:y="1.998cm" draw:page-number="32" presentation:class="page"/>
          <draw:frame presentation:style-name="pr6" draw:layer="layout" svg:width="14.879cm" svg:height="11.984cm" svg:x="2.702cm" svg:y="12.6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ecff" draw:end-color="#ffff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9999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999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999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999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999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999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999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999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999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99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9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9999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336699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9999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Arial" style:font-family-generic-asian="system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336699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9999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336699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9999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3366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99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99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99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99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99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9999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99" style:text-outline="false" style:text-line-through-style="none" style:text-position="0% 100%" fo:font-family="'Arial Black'" style:font-family-generic="swiss" style:font-pitch="variable" fo:font-size="20pt" fo:font-style="normal" fo:text-shadow="1pt 1pt" style:text-underline-style="none" fo:font-weight="normal" style:font-family-asian="Arial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336699" fo:font-size="100%"/>
          </text:list-level-style-number>
        </text:list-style>
      </style:graphic-properties>
      <style:paragraph-properties fo:margin-left="0cm" fo:margin-right="0cm" fo:margin-top="0cm" fo:margin-bottom="0cm" fo:line-height="7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99" style:text-outline="false" style:text-line-through-style="none" style:text-position="0% 100%" fo:font-family="'Arial Narrow'" style:font-family-generic="swiss" style:font-pitch="variable" fo:font-size="36pt" fo:font-style="normal" fo:text-shadow="1pt 1pt" style:text-underline-style="none" fo:font-weight="bold" style:font-family-asian="Arial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9999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336699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9999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ystem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336699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999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9999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336699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9999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3366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99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99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99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99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99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9999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99" style:text-outline="false" style:text-line-through-style="none" style:text-position="0% 100%" fo:font-family="'Arial Black'" style:font-family-generic="swiss" style:font-pitch="variable" fo:font-size="20pt" fo:font-style="normal" fo:text-shadow="1pt 1pt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28cm" fo:padding-bottom="0.128cm" fo:padding-left="0.256cm" fo:padding-right="0.256cm">
        <text:list-style style:name="Title1-title">
          <text:list-level-style-number text:level="1" style:num-format="">
            <style:list-level-properties/>
            <style:text-properties fo:color="#336699" fo:font-size="100%"/>
          </text:list-level-style-number>
        </text:list-style>
      </style:graphic-properties>
      <style:paragraph-properties fo:margin-left="0cm" fo:margin-right="0cm" fo:margin-top="0cm" fo:margin-bottom="0cm" fo:line-height="7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99" style:text-outline="false" style:text-line-through-style="none" style:text-position="0% 100%" fo:font-family="'Arial Narrow'" style:font-family-generic="swiss" style:font-pitch="variable" fo:font-size="36pt" fo:font-style="normal" fo:text-shadow="1pt 1pt" style:text-underline-style="none" fo:font-weight="bold" style:letter-kerning="true" style:font-family-asian="Arial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1cm"/>
    </style:style>
    <style:style style:name="Mgr3" style:family="graphic">
      <style:graphic-properties draw:stroke="none" draw:fill="gradient" draw:fill-color="#ffffcc" draw:fill-gradient-name="Gradient_20_7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wrap" draw:shadow-color="#808080"/>
    </style:style>
    <style:style style:name="Mgr6" style:family="graphic">
      <style:graphic-properties draw:stroke="none" draw:fill="none" draw:fill-color="#00cc99" draw:textarea-horizontal-align="justify" draw:textarea-vertical-align="bottom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gr7" style:family="graphic">
      <style:graphic-properties draw:stroke="solid" svg:stroke-width="0.035cm" svg:stroke-color="#010000" draw:stroke-linejoin="miter" draw:fill="none" draw:fill-color="#ccec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ccecff" draw:auto-grow-height="false" draw:auto-grow-width="false" fo:min-height="1.274cm" fo:min-width="0cm" fo:wrap-option="no-wrap"/>
    </style:style>
    <style:style style:name="Mpr2" style:family="presentation" style:parent-style-name="Default-backgroundobjects">
      <style:graphic-properties draw:stroke="none" draw:fill="none" draw:fill-color="#ccecff" draw:textarea-horizontal-align="center" draw:auto-grow-height="false" draw:auto-grow-width="false" fo:min-height="3.306cm" fo:min-width="0cm" fo:wrap-option="no-wrap"/>
    </style:style>
    <style:style style:name="Mpr3" style:family="presentation" style:parent-style-name="Default-backgroundobjects">
      <style:graphic-properties draw:stroke="none" draw:fill="none" draw:fill-color="#ccecff" draw:textarea-horizontal-align="center" draw:auto-grow-height="false" draw:auto-grow-width="false" fo:min-height="1.274cm" fo:min-width="0cm" fo:wrap-option="no-wrap"/>
    </style:style>
    <style:style style:name="Mpr4" style:family="presentation" style:parent-style-name="Title1-backgroundobjects" style:list-style-name="ML3">
      <style:graphic-properties draw:stroke="none" draw:fill="none" draw:fill-color="#ccecff" draw:auto-grow-height="false" draw:auto-grow-width="false" fo:min-height="1.272cm" fo:min-width="0cm" fo:wrap-option="no-wrap"/>
    </style:style>
    <style:style style:name="Mpr5" style:family="presentation" style:parent-style-name="Title1-backgroundobjects" style:list-style-name="ML3">
      <style:graphic-properties draw:stroke="none" draw:fill="none" draw:fill-color="#ccecff" draw:auto-grow-height="false" draw:auto-grow-width="false" fo:min-height="1.272cm" fo:min-width="0cm" fo:wrap-option="no-wrap"/>
    </style:style>
    <style:style style:name="Mpr6" style:family="presentation" style:parent-style-name="Title1-backgroundobjects" style:list-style-name="ML3">
      <style:graphic-properties draw:stroke="none" draw:fill="none" draw:fill-color="#ccecff" draw:textarea-horizontal-align="center" draw:auto-grow-height="false" draw:auto-grow-width="false" fo:min-height="1.272cm" fo:min-width="0cm" fo:wrap-option="no-wrap"/>
    </style:style>
    <style:style style:name="Mpr7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wrap" draw:shadow-color="#808080"/>
    </style:style>
    <style:style style:name="Mpr8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333cm" fo:min-width="0cm" fo:padding-top="0.134cm" fo:padding-bottom="0.134cm" fo:padding-left="0.268cm" fo:padding-right="0.268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line-height="100%" fo:text-indent="0cm"/>
    </style:style>
    <style:style style:name="MP11" style:family="paragraph"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center" fo:text-indent="0cm"/>
    </style:style>
    <style:style style:name="MP1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/>
    </style:style>
    <style:style style:name="MP1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size="13pt" fo:language="en" fo:country="US" style:font-size-asian="13pt" style:font-size-complex="13pt"/>
    </style:style>
    <style:style style:name="MT3" style:family="text">
      <style:text-properties fo:color="#ff9966" fo:font-family="Arial" style:font-family-generic="swiss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999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999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999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99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999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999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999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9999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44cm" svg:height="6.482cm" svg:x="1cm" svg:y="2.417cm" draw:page-number="1"/>
      <draw:page-thumbnail draw:layer="backgroundobjects" svg:width="8.644cm" svg:height="6.482cm" svg:x="1cm" svg:y="10.073cm" draw:page-number="2"/>
      <draw:page-thumbnail draw:layer="backgroundobjects" svg:width="8.644cm" svg:height="6.482cm" svg:x="1cm" svg:y="17.729cm" draw:page-number="3"/>
      <draw:page-thumbnail draw:layer="backgroundobjects" svg:width="8.644cm" svg:height="6.482cm" svg:x="10.645cm" svg:y="2.417cm" draw:page-number="4"/>
      <draw:page-thumbnail draw:layer="backgroundobjects" svg:width="8.644cm" svg:height="6.482cm" svg:x="10.645cm" svg:y="10.073cm" draw:page-number="5"/>
      <draw:page-thumbnail draw:layer="backgroundobjects" svg:width="8.644cm" svg:height="6.482cm" svg:x="10.645cm" svg:y="17.729cm" draw:page-number="6"/>
      <draw:frame draw:style-name="Mgr1" draw:text-style-name="MP1" draw:layer="backgroundobjects" svg:width="8.804cm" svg:height="1.33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04cm" svg:height="1.33cm" svg:x="11.485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04cm" svg:height="1.33cm" svg:x="0cm" svg:y="25.29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04cm" svg:height="1.33cm" svg:x="11.485cm" svg:y="25.29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5.698cm" svg:height="33.434cm" svg:x="-2.85cm" svg:y="2.341cm">
        <text:p/>
        <draw:enhanced-geometry draw:text-areas="10799 0 21599 10799" svg:viewBox="0 0 21600 21600" draw:type="mso-spt100" draw:modifiers="270 0" draw:enhanced-path="W 0 0 21600 21600 ?f3 ?f1 ?f7 ?f5 S L 10800 10800 Z N W 0 0 21600 21600 ?f3 ?f1 ?f7 ?f5 F N">
          <draw:equation draw:name="f0" draw:formula="10800*sin($0 *(pi/180))"/>
          <draw:equation draw:name="f1" draw:formula="?f0 +10800"/>
          <draw:equation draw:name="f2" draw:formula="10800*cos($0 *(pi/180))"/>
          <draw:equation draw:name="f3" draw:formula="?f2 +10800"/>
          <draw:equation draw:name="f4" draw:formula="10800*sin($1 *(pi/180))"/>
          <draw:equation draw:name="f5" draw:formula="?f4 +10800"/>
          <draw:equation draw:name="f6" draw:formula="10800*cos($1 *(pi/180))"/>
          <draw:equation draw:name="f7" draw:formula="?f6 +10800"/>
          <draw:handle draw:handle-position="10800 $0" draw:handle-polar="10800 10800" draw:handle-radius-range-minimum="10800" draw:handle-radius-range-maximum="10800"/>
          <draw:handle draw:handle-position="10800 $1" draw:handle-polar="10800 10800" draw:handle-radius-range-minimum="10800" draw:handle-radius-range-maximum="10800"/>
        </draw:enhanced-geometry>
      </draw:custom-shape>
      <draw:frame presentation:style-name="Default-title" draw:layer="backgroundobjects" svg:width="21.903cm" svg:height="2.33cm" svg:x="2.751cm" svg:y="0.422cm" presentation:class="title" presentation:placeholder="true">
        <draw:text-box/>
      </draw:frame>
      <draw:frame presentation:style-name="Default-outline1" draw:layer="backgroundobjects" svg:width="21.907cm" svg:height="13.759cm" svg:x="2.857cm" svg:y="3.597cm" presentation:class="outline" presentation:placeholder="true">
        <draw:text-box/>
      </draw:frame>
      <draw:frame presentation:style-name="Mpr1" draw:layer="backgroundobjects" svg:width="5.292cm" svg:height="1.273cm" svg:x="9.948cm" svg:y="17.779cm" presentation:class="date-time">
        <draw:text-box>
          <text:list text:style-name="ML2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2" draw:layer="backgroundobjects" svg:width="2.328cm" svg:height="3.305cm" svg:x="23.072cm" svg:y="16.763cm" presentation:class="footer">
        <draw:text-box>
          <text:list text:style-name="ML2">
            <text:list-header>
              <text:p><text:span text:style-name="MT1"><presentation:footer/></text:span><text:span text:style-name="MT1">Chap 0</text:span></text:p>
            </text:list-header>
          </text:list>
        </draw:text-box>
      </draw:frame>
      <draw:frame presentation:style-name="Mpr3" draw:layer="backgroundobjects" svg:width="1.786cm" svg:height="1.273cm" svg:x="0cm" svg:y="17.779cm" presentation:class="page-number">
        <draw:text-box>
          <text:list text:style-name="ML2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0.29cm" svg:height="26.63cm" svg:x="0cm" svg:y="0cm">
          <text:p/>
        </draw:rect>
        <draw:frame draw:style-name="Mgr5" draw:text-style-name="MP6" draw:layer="backgroundobjects" svg:width="8.789cm" svg:height="1.333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5" draw:text-style-name="MP8" draw:layer="backgroundobjects" svg:width="8.789cm" svg:height="1.333cm" svg:x="11.495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3.317cm" svg:height="9.989cm" svg:x="3.483cm" svg:y="1.998cm" presentation:class="page"/>
        <draw:frame presentation:style-name="Default-notes" draw:layer="backgroundobjects" svg:width="14.879cm" svg:height="11.983cm" svg:x="2.702cm" svg:y="12.651cm" presentation:class="notes" presentation:placeholder="true">
          <draw:text-box/>
        </draw:frame>
        <draw:frame draw:style-name="Mgr6" draw:text-style-name="MP6" draw:layer="backgroundobjects" svg:width="8.789cm" svg:height="1.332cm" svg:x="-0.001cm" svg:y="25.297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6" draw:text-style-name="MP8" draw:layer="backgroundobjects" svg:width="8.789cm" svg:height="1.332cm" svg:x="11.495cm" svg:y="25.297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style-name="Mgr7" draw:text-style-name="MP9" draw:layer="backgroundobjects" svg:x1="0cm" svg:y1="4.745cm" svg:x2="25.409cm" svg:y2="4.745cm">
        <text:p/>
      </draw:line>
      <draw:custom-shape draw:style-name="Mgr3" draw:text-style-name="MP3" draw:layer="backgroundobjects" svg:width="5.636cm" svg:height="33.434cm" svg:x="-2.818cm" svg:y="2.341cm">
        <text:p/>
        <draw:enhanced-geometry draw:text-areas="10799 0 21599 10799" svg:viewBox="0 0 21600 21600" draw:type="mso-spt100" draw:modifiers="270 0" draw:enhanced-path="W 0 0 21600 21600 ?f3 ?f1 ?f7 ?f5 S L 10800 10800 Z N W 0 0 21600 21600 ?f3 ?f1 ?f7 ?f5 F N">
          <draw:equation draw:name="f0" draw:formula="10800*sin($0 *(pi/180))"/>
          <draw:equation draw:name="f1" draw:formula="?f0 +10800"/>
          <draw:equation draw:name="f2" draw:formula="10800*cos($0 *(pi/180))"/>
          <draw:equation draw:name="f3" draw:formula="?f2 +10800"/>
          <draw:equation draw:name="f4" draw:formula="10800*sin($1 *(pi/180))"/>
          <draw:equation draw:name="f5" draw:formula="?f4 +10800"/>
          <draw:equation draw:name="f6" draw:formula="10800*cos($1 *(pi/180))"/>
          <draw:equation draw:name="f7" draw:formula="?f6 +10800"/>
          <draw:handle draw:handle-position="10800 $0" draw:handle-polar="10800 10800" draw:handle-radius-range-minimum="10800" draw:handle-radius-range-maximum="10800"/>
          <draw:handle draw:handle-position="10800 $1" draw:handle-polar="10800 10800" draw:handle-radius-range-minimum="10800" draw:handle-radius-range-maximum="10800"/>
        </draw:enhanced-geometry>
      </draw:custom-shape>
      <draw:frame presentation:style-name="Title1-title" draw:layer="backgroundobjects" svg:width="21.797cm" svg:height="3.388cm" svg:x="2.751cm" svg:y="1.056cm" presentation:class="title" presentation:placeholder="true">
        <draw:text-box/>
      </draw:frame>
      <draw:frame presentation:style-name="Mpr4" draw:text-style-name="MP11" draw:layer="backgroundobjects" svg:width="5.292cm" svg:height="1.271cm" svg:x="12.065cm" svg:y="17.78cm" presentation:class="date-time">
        <draw:text-box>
          <text:list text:style-name="ML3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5" draw:text-style-name="MP13" draw:layer="backgroundobjects" svg:width="4.445cm" svg:height="1.271cm" svg:x="-0.001cm" svg:y="17.78cm" presentation:class="footer">
        <draw:text-box>
          <text:list text:style-name="ML3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6" draw:text-style-name="MP15" draw:layer="backgroundobjects" svg:width="2.611cm" svg:height="1.271cm" svg:x="22.788cm" svg:y="17.78cm" presentation:class="page-number">
        <draw:text-box>
          <text:list text:style-name="ML3">
            <text:list-header>
              <text:p text:style-name="MP14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20.29cm" svg:height="26.63cm" svg:x="0cm" svg:y="0cm">
          <text:p/>
        </draw:rect>
        <draw:frame presentation:style-name="Mpr7" draw:text-style-name="MP6" draw:layer="backgroundobjects" svg:width="8.789cm" svg:height="1.333cm" svg:x="-0.001cm" svg:y="0cm" presentation:class="header">
          <draw:text-box>
            <text:list text:style-name="ML4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7" draw:text-style-name="MP8" draw:layer="backgroundobjects" svg:width="8.789cm" svg:height="1.333cm" svg:x="11.495cm" svg:y="0cm" presentation:class="date-time">
          <draw:text-box>
            <text:list text:style-name="ML4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3.317cm" svg:height="9.989cm" svg:x="3.483cm" svg:y="1.998cm" presentation:class="page"/>
        <draw:frame presentation:style-name="Title1-notes" draw:layer="backgroundobjects" svg:width="14.879cm" svg:height="11.983cm" svg:x="2.702cm" svg:y="12.651cm" presentation:class="notes" presentation:placeholder="true">
          <draw:text-box/>
        </draw:frame>
        <draw:frame presentation:style-name="Mpr8" draw:text-style-name="MP6" draw:layer="backgroundobjects" svg:width="8.789cm" svg:height="1.332cm" svg:x="-0.001cm" svg:y="25.297cm" presentation:class="footer">
          <draw:text-box>
            <text:list text:style-name="ML4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8" draw:text-style-name="MP8" draw:layer="backgroundobjects" svg:width="8.789cm" svg:height="1.332cm" svg:x="11.495cm" svg:y="25.297cm" presentation:class="page-number">
          <draw:text-box>
            <text:list text:style-name="ML4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hap1</dc:title>
    <meta:initial-creator>Mario Marchand</meta:initial-creator>
    <meta:creation-date>1998-12-21T13:56:30</meta:creation-date>
    <dc:creator>MARK SATTOLO</dc:creator>
    <dc:date>2011-01-02T14:59:37</dc:date>
    <meta:print-date>2000-01-04T11:47:48</meta:print-date>
    <meta:editing-cycles>308</meta:editing-cycles>
    <meta:editing-duration>PT60H18M35S</meta:editing-duration>
    <meta:document-statistic meta:object-count="269"/>
    <meta:generator>OpenOffice.org/3.2$Unix OpenOffice.org_project/320m19$Build-9505</meta:generator>
  </office:meta>
</office:document-meta>
</file>

<file path=Object 2/content.xml><?xml version="1.0" encoding="utf-8"?>
<math xmlns="http://www.w3.org/1998/Math/MathML">
  <semantics>
    <mrow>
      <mstyle mathsize="12pt">
        <mrow>
          <mrow>
            <mrow>
              <msup>
                <mn>2</mn>
                <mstyle mathsize="8pt">
                  <mrow>
                    <mn>6</mn>
                  </mrow>
                </mstyle>
              </msup>
              <mo stretchy="false">+</mo>
              <mn>1</mn>
            </mrow>
            <mi mathvariant="normal">=</mi>
            <mtext>65</mtext>
          </mrow>
        </mrow>
      </mstyle>
    </mrow>
    <annotation encoding="StarMath 5.0"> size 12{2 rSup { size 8{6} } +1="65"} {}</annotation>
  </semantics>
</math>
</file>